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4.9993in"/>
    </style:style>
    <style:style style:name="Table1.1" style:family="table-row">
      <style:table-row-properties style:min-row-height="0.3229in" fo:keep-together="auto"/>
    </style:style>
    <style:style style:name="Table1.A1" style:family="table-cell">
      <style:table-cell-properties style:vertical-align="" fo:background-color="#546474"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2" style:family="table">
      <style:table-properties style:width="6.4792in" fo:margin-left="0in" fo:margin-top="0in" fo:margin-bottom="0in" table:align="left"/>
    </style:style>
    <style:style style:name="Table2.A" style:family="table-column">
      <style:table-column-properties style:column-width="5.3958in"/>
    </style:style>
    <style:style style:name="Table2.B" style:family="table-column">
      <style:table-column-properties style:column-width="1.0826in"/>
    </style:style>
    <style:style style:name="Table2.1" style:family="table-row">
      <style:table-row-properties style:min-row-height="0.3229in" fo:keep-together="auto"/>
    </style:style>
    <style:style style:name="Table2.A1" style:family="table-cell">
      <style:table-cell-properties style:vertical-align="" fo:background-color="#546474" fo:padding="0.0694in" fo:border="1pt solid #000000">
        <style:background-image/>
      </style:table-cell-properties>
    </style:style>
    <style:style style:name="Table2.2" style:family="table-row">
      <style:table-row-properties style:min-row-height="0.5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6.4792in" fo:margin-left="0in" fo:margin-top="0in" fo:margin-bottom="0in" table:align="left"/>
    </style:style>
    <style:style style:name="Table3.A" style:family="table-column">
      <style:table-column-properties style:column-width="5.416in"/>
    </style:style>
    <style:style style:name="Table3.B" style:family="table-column">
      <style:table-column-properties style:column-width="1.0625in"/>
    </style:style>
    <style:style style:name="Table3.1" style:family="table-row">
      <style:table-row-properties style:min-row-height="0.3229in" fo:keep-together="auto"/>
    </style:style>
    <style:style style:name="Table3.A1" style:family="table-cell">
      <style:table-cell-properties style:vertical-align="" fo:background-color="#546474" fo:padding="0.0694in" fo:border="1pt solid #000000">
        <style:background-image/>
      </style:table-cell-properties>
    </style:style>
    <style:style style:name="Table3.2" style:family="table-row">
      <style:table-row-properties style:min-row-height="0.5in"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4" style:family="table">
      <style:table-properties style:width="6.4792in" fo:margin-left="0in" fo:margin-top="0in" fo:margin-bottom="0in" table:align="left"/>
    </style:style>
    <style:style style:name="Table4.A" style:family="table-column">
      <style:table-column-properties style:column-width="5.416in"/>
    </style:style>
    <style:style style:name="Table4.B" style:family="table-column">
      <style:table-column-properties style:column-width="1.0625in"/>
    </style:style>
    <style:style style:name="Table4.1" style:family="table-row">
      <style:table-row-properties style:min-row-height="0.3229in" fo:keep-together="auto"/>
    </style:style>
    <style:style style:name="Table4.A1" style:family="table-cell">
      <style:table-cell-properties style:vertical-align="" fo:background-color="#546474" fo:padding="0.0694in" fo:border="1pt solid #000000">
        <style:background-image/>
      </style:table-cell-properties>
    </style:style>
    <style:style style:name="Table4.2" style:family="table-row">
      <style:table-row-properties style:min-row-height="0.5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5" style:family="table">
      <style:table-properties style:width="6.4792in" fo:margin-left="0in" fo:margin-top="0in" fo:margin-bottom="0in" table:align="left"/>
    </style:style>
    <style:style style:name="Table5.A" style:family="table-column">
      <style:table-column-properties style:column-width="5.3958in"/>
    </style:style>
    <style:style style:name="Table5.B" style:family="table-column">
      <style:table-column-properties style:column-width="1.0826in"/>
    </style:style>
    <style:style style:name="Table5.1" style:family="table-row">
      <style:table-row-properties style:min-row-height="0.3229in" fo:keep-together="auto"/>
    </style:style>
    <style:style style:name="Table5.A1" style:family="table-cell">
      <style:table-cell-properties style:vertical-align="" fo:background-color="#546474" fo:padding="0.0694in" fo:border="1pt solid #000000">
        <style:background-image/>
      </style:table-cell-properties>
    </style:style>
    <style:style style:name="Table5.2" style:family="table-row">
      <style:table-row-properties style:min-row-height="0.5in"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6" style:family="table">
      <style:table-properties style:width="6.4792in" fo:margin-left="0in" fo:margin-top="0in" fo:margin-bottom="0in" table:align="left"/>
    </style:style>
    <style:style style:name="Table6.A" style:family="table-column">
      <style:table-column-properties style:column-width="5.416in"/>
    </style:style>
    <style:style style:name="Table6.B" style:family="table-column">
      <style:table-column-properties style:column-width="1.0625in"/>
    </style:style>
    <style:style style:name="Table6.1" style:family="table-row">
      <style:table-row-properties style:min-row-height="0.3229in" fo:keep-together="auto"/>
    </style:style>
    <style:style style:name="Table6.A1" style:family="table-cell">
      <style:table-cell-properties style:vertical-align="" fo:background-color="#546474" fo:padding="0.0694in" fo:border="1pt solid #000000">
        <style:background-image/>
      </style:table-cell-properties>
    </style:style>
    <style:style style:name="Table6.2" style:family="table-row">
      <style:table-row-properties style:min-row-height="0.5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6.4792in" fo:margin-left="0in" fo:margin-top="0in" fo:margin-bottom="0in" table:align="left"/>
    </style:style>
    <style:style style:name="Table7.A" style:family="table-column">
      <style:table-column-properties style:column-width="5.4056in"/>
    </style:style>
    <style:style style:name="Table7.B" style:family="table-column">
      <style:table-column-properties style:column-width="1.0729in"/>
    </style:style>
    <style:style style:name="Table7.1" style:family="table-row">
      <style:table-row-properties style:min-row-height="0.3229in" fo:keep-together="auto"/>
    </style:style>
    <style:style style:name="Table7.A1" style:family="table-cell">
      <style:table-cell-properties style:vertical-align="" fo:background-color="#546474" fo:padding="0.0694in" fo:border="1pt solid #000000">
        <style:background-image/>
      </style:table-cell-properties>
    </style:style>
    <style:style style:name="Table7.2" style:family="table-row">
      <style:table-row-properties style:min-row-height="0.5in" fo:keep-together="auto"/>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8" style:family="table">
      <style:table-properties style:width="6.4792in" fo:margin-left="0in" fo:margin-top="0in" fo:margin-bottom="0in" table:align="left"/>
    </style:style>
    <style:style style:name="Table8.A" style:family="table-column">
      <style:table-column-properties style:column-width="5.416in"/>
    </style:style>
    <style:style style:name="Table8.B" style:family="table-column">
      <style:table-column-properties style:column-width="1.0625in"/>
    </style:style>
    <style:style style:name="Table8.1" style:family="table-row">
      <style:table-row-properties style:min-row-height="0.3229in" fo:keep-together="auto"/>
    </style:style>
    <style:style style:name="Table8.A1" style:family="table-cell">
      <style:table-cell-properties style:vertical-align="" fo:background-color="#546474" fo:padding="0.0694in" fo:border="1pt solid #000000">
        <style:background-image/>
      </style:table-cell-properties>
    </style:style>
    <style:style style:name="Table8.2" style:family="table-row">
      <style:table-row-properties style:min-row-height="0.5in" fo:keep-together="auto"/>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A9"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A10" style:family="table-cell">
      <style:table-cell-properties style:vertical-align="" fo:padding="0.0694in" fo:border="1pt solid #000000"/>
    </style:style>
    <style:style style:name="Table8.B10" style:family="table-cell">
      <style:table-cell-properties style:vertical-align="" fo:padding="0.0694in" fo:border="1pt solid #000000"/>
    </style:style>
    <style:style style:name="Table8.A11"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A12"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A13" style:family="table-cell">
      <style:table-cell-properties style:vertical-align="" fo:padding="0.0694in" fo:border="1pt solid #000000"/>
    </style:style>
    <style:style style:name="Table8.B13" style:family="table-cell">
      <style:table-cell-properties style:vertical-align="" fo:padding="0.0694in" fo:border="1pt solid #000000"/>
    </style:style>
    <style:style style:name="Table8.A14"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9" style:family="table">
      <style:table-properties style:width="6.4792in" fo:margin-left="0in" fo:margin-top="0in" fo:margin-bottom="0in" table:align="left"/>
    </style:style>
    <style:style style:name="Table9.A" style:family="table-column">
      <style:table-column-properties style:column-width="5.416in"/>
    </style:style>
    <style:style style:name="Table9.B" style:family="table-column">
      <style:table-column-properties style:column-width="1.0625in"/>
    </style:style>
    <style:style style:name="Table9.1" style:family="table-row">
      <style:table-row-properties style:min-row-height="0.3229in" fo:keep-together="auto"/>
    </style:style>
    <style:style style:name="Table9.A1" style:family="table-cell">
      <style:table-cell-properties style:vertical-align="" fo:background-color="#546474" fo:padding="0.0694in" fo:border="1pt solid #000000">
        <style:background-image/>
      </style:table-cell-properties>
    </style:style>
    <style:style style:name="Table9.2" style:family="table-row">
      <style:table-row-properties style:min-row-height="0.5in" fo:keep-together="auto"/>
    </style:style>
    <style:style style:name="Table9.A2"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10" style:family="table">
      <style:table-properties style:width="6.4792in" fo:margin-left="0in" fo:margin-top="0in" fo:margin-bottom="0in" table:align="left"/>
    </style:style>
    <style:style style:name="Table10.A" style:family="table-column">
      <style:table-column-properties style:column-width="5.3958in"/>
    </style:style>
    <style:style style:name="Table10.B" style:family="table-column">
      <style:table-column-properties style:column-width="1.0826in"/>
    </style:style>
    <style:style style:name="Table10.1" style:family="table-row">
      <style:table-row-properties style:min-row-height="0.3229in" fo:keep-together="auto"/>
    </style:style>
    <style:style style:name="Table10.A1" style:family="table-cell">
      <style:table-cell-properties style:vertical-align="" fo:background-color="#546474" fo:padding="0.0694in" fo:border="1pt solid #000000">
        <style:background-image/>
      </style:table-cell-properties>
    </style:style>
    <style:style style:name="Table10.2" style:family="table-row">
      <style:table-row-properties style:min-row-height="0.5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A7"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A8"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A9"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A10" style:family="table-cell">
      <style:table-cell-properties style:vertical-align="" fo:padding="0.0694in" fo:border="1pt solid #000000"/>
    </style:style>
    <style:style style:name="Table10.B10" style:family="table-cell">
      <style:table-cell-properties style:vertical-align="" fo:padding="0.0694in" fo:border="1pt solid #000000"/>
    </style:style>
    <style:style style:name="Table11" style:family="table">
      <style:table-properties style:width="6.4792in" fo:margin-left="0in" fo:margin-top="0in" fo:margin-bottom="0in" table:align="left"/>
    </style:style>
    <style:style style:name="Table11.A" style:family="table-column">
      <style:table-column-properties style:column-width="5.3958in"/>
    </style:style>
    <style:style style:name="Table11.B" style:family="table-column">
      <style:table-column-properties style:column-width="1.0826in"/>
    </style:style>
    <style:style style:name="Table11.1" style:family="table-row">
      <style:table-row-properties style:min-row-height="0.3229in" fo:keep-together="auto"/>
    </style:style>
    <style:style style:name="Table11.A1" style:family="table-cell">
      <style:table-cell-properties style:vertical-align="" fo:background-color="#546474" fo:padding="0.0694in" fo:border="1pt solid #000000">
        <style:background-image/>
      </style:table-cell-properties>
    </style:style>
    <style:style style:name="Table11.2" style:family="table-row">
      <style:table-row-properties style:min-row-height="0.5in" fo:keep-together="auto"/>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A7"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A9"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2" style:family="table">
      <style:table-properties style:width="6.4792in" fo:margin-left="0in" fo:margin-top="0in" fo:margin-bottom="0in" table:align="left"/>
    </style:style>
    <style:style style:name="Table12.A" style:family="table-column">
      <style:table-column-properties style:column-width="5.416in"/>
    </style:style>
    <style:style style:name="Table12.B" style:family="table-column">
      <style:table-column-properties style:column-width="1.0625in"/>
    </style:style>
    <style:style style:name="Table12.1" style:family="table-row">
      <style:table-row-properties style:min-row-height="0.3229in" fo:keep-together="auto"/>
    </style:style>
    <style:style style:name="Table12.A1" style:family="table-cell">
      <style:table-cell-properties style:vertical-align="" fo:background-color="#546474" fo:padding="0.0694in" fo:border="1pt solid #000000">
        <style:background-image/>
      </style:table-cell-properties>
    </style:style>
    <style:style style:name="Table12.2" style:family="table-row">
      <style:table-row-properties style:min-row-height="0.5in" fo:keep-together="auto"/>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3" style:family="table">
      <style:table-properties style:width="6.4792in" fo:margin-left="0in" fo:margin-top="0in" fo:margin-bottom="0in" table:align="left"/>
    </style:style>
    <style:style style:name="Table13.A" style:family="table-column">
      <style:table-column-properties style:column-width="5.3958in"/>
    </style:style>
    <style:style style:name="Table13.B" style:family="table-column">
      <style:table-column-properties style:column-width="1.0826in"/>
    </style:style>
    <style:style style:name="Table13.1" style:family="table-row">
      <style:table-row-properties style:min-row-height="0.3229in" fo:keep-together="auto"/>
    </style:style>
    <style:style style:name="Table13.A1" style:family="table-cell">
      <style:table-cell-properties style:vertical-align="" fo:background-color="#546474" fo:padding="0.0694in" fo:border="1pt solid #000000">
        <style:background-image/>
      </style:table-cell-properties>
    </style:style>
    <style:style style:name="Table13.2" style:family="table-row">
      <style:table-row-properties style:min-row-height="0.5in" fo:keep-together="auto"/>
    </style:style>
    <style:style style:name="Table13.A2" style:family="table-cell">
      <style:table-cell-properties style:vertical-align="" fo:padding="0.0694in" fo:border="1pt solid #000000"/>
    </style:style>
    <style:style style:name="Table13.B2" style:family="table-cell">
      <style:table-cell-properties style:vertical-align="" fo:padding="0.0694in" fo:border="1pt solid #000000"/>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4" style:family="table">
      <style:table-properties style:width="6.4792in" fo:margin-left="0in" fo:margin-top="0in" fo:margin-bottom="0in" table:align="left"/>
    </style:style>
    <style:style style:name="Table14.A" style:family="table-column">
      <style:table-column-properties style:column-width="5.4056in"/>
    </style:style>
    <style:style style:name="Table14.B" style:family="table-column">
      <style:table-column-properties style:column-width="1.0729in"/>
    </style:style>
    <style:style style:name="Table14.1" style:family="table-row">
      <style:table-row-properties style:min-row-height="0.3229in" fo:keep-together="auto"/>
    </style:style>
    <style:style style:name="Table14.A1" style:family="table-cell">
      <style:table-cell-properties style:vertical-align="" fo:background-color="#546474" fo:padding="0.0694in" fo:border="1pt solid #000000">
        <style:background-image/>
      </style:table-cell-properties>
    </style:style>
    <style:style style:name="Table14.2" style:family="table-row">
      <style:table-row-properties style:min-row-height="0.5in" fo:keep-together="auto"/>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5" style:family="table">
      <style:table-properties style:width="6.4792in" fo:margin-left="0in" fo:margin-top="0in" fo:margin-bottom="0in" table:align="left"/>
    </style:style>
    <style:style style:name="Table15.A" style:family="table-column">
      <style:table-column-properties style:column-width="5.4056in"/>
    </style:style>
    <style:style style:name="Table15.B" style:family="table-column">
      <style:table-column-properties style:column-width="1.0729in"/>
    </style:style>
    <style:style style:name="Table15.1" style:family="table-row">
      <style:table-row-properties style:min-row-height="0.3229in" fo:keep-together="auto"/>
    </style:style>
    <style:style style:name="Table15.A1" style:family="table-cell">
      <style:table-cell-properties style:vertical-align="" fo:background-color="#546474" fo:padding="0.0694in" fo:border="1pt solid #000000">
        <style:background-image/>
      </style:table-cell-properties>
    </style:style>
    <style:style style:name="Table15.2" style:family="table-row">
      <style:table-row-properties style:min-row-height="0.5in" fo:keep-together="auto"/>
    </style:style>
    <style:style style:name="Table15.A2" style:family="table-cell">
      <style:table-cell-properties style:vertical-align="" fo:padding="0.0694in" fo:border="1pt solid #000000"/>
    </style:style>
    <style:style style:name="Table15.B2" style:family="table-cell">
      <style:table-cell-properties style:vertical-align="" fo:padding="0.0694in" fo:border="1pt solid #000000"/>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A5"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A6"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A7"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A8"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7" style:family="table">
      <style:table-properties style:width="6.4792in" fo:margin-left="0in" fo:margin-top="0in" fo:margin-bottom="0in" table:align="left"/>
    </style:style>
    <style:style style:name="Table17.A" style:family="table-column">
      <style:table-column-properties style:column-width="2.1868in"/>
    </style:style>
    <style:style style:name="Table17.B" style:family="table-column">
      <style:table-column-properties style:column-width="4.2917in"/>
    </style:style>
    <style:style style:name="Table17.1" style:family="table-row">
      <style:table-row-properties style:min-row-height="0.3229in" fo:keep-together="auto"/>
    </style:style>
    <style:style style:name="Table17.A1" style:family="table-cell">
      <style:table-cell-properties style:vertical-align="" fo:background-color="#546474" fo:padding="0.0694in" fo:border="1pt solid #000000">
        <style:background-image/>
      </style:table-cell-properties>
    </style:style>
    <style:style style:name="Table17.2" style:family="table-row">
      <style:table-row-properties style:min-row-height="0.2396in" fo:keep-together="auto"/>
    </style:style>
    <style:style style:name="Table17.A2" style:family="table-cell">
      <style:table-cell-properties style:vertical-align="" fo:padding="0.0694in" fo:border="1pt solid #000000"/>
    </style:style>
    <style:style style:name="Table17.B2" style:family="table-cell">
      <style:table-cell-properties style:vertical-align="" fo:padding="0.0694in" fo:border="1pt solid #000000"/>
    </style:style>
    <style:style style:name="Table17.3" style:family="table-row">
      <style:table-row-properties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4" style:family="table-row">
      <style:table-row-properties fo:keep-together="auto"/>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5" style:family="table-row">
      <style:table-row-properties fo:keep-together="auto"/>
    </style:style>
    <style:style style:name="Table17.A5" style:family="table-cell">
      <style:table-cell-properties style:vertical-align="" fo:padding="0.0694in" fo:border="1pt solid #000000"/>
    </style:style>
    <style:style style:name="Table17.B5" style:family="table-cell">
      <style:table-cell-properties style:vertical-align="" fo:padding="0.0694in" fo:border="1pt solid #000000"/>
    </style:style>
    <style:style style:name="Table17.6" style:family="table-row">
      <style:table-row-properties fo:keep-together="auto"/>
    </style:style>
    <style:style style:name="Table17.A6" style:family="table-cell">
      <style:table-cell-properties style:vertical-align="" fo:padding="0.0694in" fo:border="1pt solid #000000"/>
    </style:style>
    <style:style style:name="Table17.B6" style:family="table-cell">
      <style:table-cell-properties style:vertical-align="" fo:padding="0.0694in" fo:border="1pt solid #000000"/>
    </style:style>
    <style:style style:name="Table17.7" style:family="table-row">
      <style:table-row-properties fo:keep-together="auto"/>
    </style:style>
    <style:style style:name="Table17.A7" style:family="table-cell">
      <style:table-cell-properties style:vertical-align="" fo:padding="0.0694in" fo:border="1pt solid #000000"/>
    </style:style>
    <style:style style:name="Table17.B7" style:family="table-cell">
      <style:table-cell-properties style:vertical-align="" fo:padding="0.0694in" fo:border="1pt solid #000000"/>
    </style:style>
    <style:style style:name="Table17.8" style:family="table-row">
      <style:table-row-properties fo:keep-together="auto"/>
    </style:style>
    <style:style style:name="Table17.A8" style:family="table-cell">
      <style:table-cell-properties style:vertical-align="" fo:padding="0.0694in" fo:border="1pt solid #000000"/>
    </style:style>
    <style:style style:name="Table17.B8"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end" style:justify-single-word="false" fo:orphans="0" fo:widows="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size="9pt" fo:font-weight="bold" style:font-size-asian="9pt" style:font-weight-asian="bold" style:font-size-complex="9pt"/>
    </style:style>
    <style:style style:name="P6" style:family="paragraph" style:parent-style-name="Standard">
      <style:paragraph-properties fo:line-height="120%"/>
    </style:style>
    <style:style style:name="P7" style:family="paragraph" style:parent-style-name="Standard">
      <style:text-properties fo:font-size="9pt" style:font-size-asian="9pt" style:font-size-complex="9pt"/>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text-properties fo:font-size="9pt" fo:font-weight="bold" style:font-size-asian="9pt" style:font-weight-asian="bold" style:font-size-complex="9pt"/>
    </style:style>
    <style:style style:name="P10" style:family="paragraph" style:parent-style-name="Standard">
      <style:paragraph-properties fo:line-height="100%"/>
      <style:text-properties fo:font-size="9pt" style:text-underline-style="solid" style:text-underline-width="auto" style:text-underline-color="font-color" fo:font-weight="bold" style:font-size-asian="9pt" style:font-weight-asian="bold" style:font-size-complex="9pt"/>
    </style:style>
    <style:style style:name="P11" style:family="paragraph" style:parent-style-name="Standard">
      <style:paragraph-properties fo:line-height="100%"/>
      <style:text-properties fo:font-size="9pt" style:text-underline-style="solid" style:text-underline-width="auto" style:text-underline-color="font-color" style:font-size-asian="9pt" style:font-size-complex="9pt"/>
    </style:style>
    <style:style style:name="P12" style:family="paragraph" style:parent-style-name="Standard">
      <style:paragraph-properties fo:line-height="100%"/>
      <style:text-properties fo:font-size="9pt" fo:font-style="italic" style:font-size-asian="9pt" style:font-style-asian="italic" style:font-size-complex="9pt"/>
    </style:style>
    <style:style style:name="P13" style:family="paragraph" style:parent-style-name="Standard">
      <style:text-properties fo:color="#6aa84f" fo:font-size="9pt" fo:font-weight="bold" style:font-size-asian="9pt" style:font-weight-asian="bold" style:font-size-complex="9pt"/>
    </style:style>
    <style:style style:name="P14" style:family="paragraph" style:parent-style-name="Standard">
      <style:text-properties fo:color="#6aa84f" fo:font-size="9pt" style:font-size-asian="9pt" style:font-size-complex="9pt"/>
    </style:style>
    <style:style style:name="P15" style:family="paragraph" style:parent-style-name="Standard">
      <style:paragraph-properties fo:line-height="100%"/>
      <style:text-properties style:font-name="Calibri" fo:font-size="10pt" style:font-name-asian="Calibri1" style:font-size-asian="10pt" style:font-name-complex="Calibri1" style:font-size-complex="10pt"/>
    </style:style>
    <style:style style:name="P16" style:family="paragraph" style:parent-style-name="Standard">
      <style:text-properties fo:color="#24292f" fo:font-size="9pt" style:font-size-asian="9pt" style:font-size-complex="9pt"/>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tyle="italic" style:font-style-asian="italic"/>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size="9pt" style:font-size-asian="9pt" style:font-size-complex="9pt"/>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master-page-name="Converted1">
      <style:paragraph-properties fo:line-height="100%" style:page-number="auto"/>
    </style:style>
    <style:style style:name="P30" style:family="paragraph" style:parent-style-name="Standard" style:list-style-name="WWNum3">
      <style:paragraph-properties fo:margin-left="0.5in" fo:margin-right="0in" fo:text-indent="-0.25in" style:auto-text-indent="false"/>
    </style:style>
    <style:style style:name="P31" style:family="paragraph" style:parent-style-name="Standard" style:list-style-name="WWNum9">
      <style:paragraph-properties fo:margin-left="0.5in" fo:margin-right="0in" fo:line-height="100%" fo:text-indent="-0.25in" style:auto-text-indent="false"/>
    </style:style>
    <style:style style:name="P32" style:family="paragraph" style:parent-style-name="Standard" style:list-style-name="WWNum10">
      <style:paragraph-properties fo:margin-left="0.5in" fo:margin-right="0in" fo:line-height="100%" fo:text-indent="-0.25in" style:auto-text-indent="false"/>
    </style:style>
    <style:style style:name="P33" style:family="paragraph" style:parent-style-name="Standard" style:list-style-name="WWNum7">
      <style:paragraph-properties fo:margin-left="0.5in" fo:margin-right="0in" fo:line-height="100%" fo:text-indent="-0.25in" style:auto-text-indent="false"/>
    </style:style>
    <style:style style:name="P34" style:family="paragraph" style:parent-style-name="Standard" style:list-style-name="WWNum11">
      <style:paragraph-properties fo:margin-left="0.5in" fo:margin-right="0in" fo:line-height="100%" fo:text-indent="-0.25in" style:auto-text-indent="false"/>
    </style:style>
    <style:style style:name="P35" style:family="paragraph" style:parent-style-name="Standard" style:list-style-name="WWNum1">
      <style:paragraph-properties fo:margin-left="0.5in" fo:margin-right="0in" fo:line-height="100%" fo:text-indent="-0.25in" style:auto-text-indent="false"/>
    </style:style>
    <style:style style:name="P36" style:family="paragraph" style:parent-style-name="Standard" style:list-style-name="WWNum8">
      <style:paragraph-properties fo:margin-left="0.5in" fo:margin-right="0in" fo:line-height="100%" fo:text-indent="-0.25in" style:auto-text-indent="false"/>
    </style:style>
    <style:style style:name="P37" style:family="paragraph" style:parent-style-name="Standard" style:list-style-name="WWNum6">
      <style:paragraph-properties fo:margin-left="0.5in" fo:margin-right="0in" fo:line-height="100%" fo:text-indent="-0.25in" style:auto-text-indent="false"/>
    </style:style>
    <style:style style:name="P38" style:family="paragraph" style:parent-style-name="Standard" style:list-style-name="WWNum4">
      <style:paragraph-properties fo:margin-left="0.5in" fo:margin-right="0in" fo:line-height="100%" fo:text-indent="-0.25in" style:auto-text-indent="false"/>
    </style:style>
    <style:style style:name="P39"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1" style:family="paragraph" style:parent-style-name="Heading_20_1">
      <style:text-properties fo:font-size="9pt" style:font-size-asian="9pt" style:font-size-complex="9pt"/>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Title" style:master-page-name="Standard">
      <style:paragraph-properties style:page-number="1"/>
    </style:style>
    <style:style style:name="P46" style:family="paragraph">
      <loext:graphic-properties draw:fill="solid" draw:fill-color="#a0a0a0"/>
      <style:paragraph-properties fo:text-align="center"/>
    </style:style>
    <style:style style:name="T1" style:family="text">
      <style:text-properties fo:font-variant="normal" fo:text-transform="none" fo:color="#666666" style:text-line-through-style="none" style:text-line-through-type="none" style:text-position="0% 100%" style:font-name="IBM Plex Sans" fo:font-size="11pt" fo:font-style="normal" style:text-underline-style="none" fo:font-weight="bold" style:font-name-asian="IBM Plex Sans1" style:font-size-asian="11pt" style:font-style-asian="normal" style:font-weight-asian="bold" style:font-name-complex="IBM Plex Sans1" style:font-size-complex="11pt"/>
    </style:style>
    <style:style style:name="T2" style:family="text">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T3" style:family="text">
      <style:text-properties fo:color="#ffffff" fo:font-size="9pt" style:font-size-asian="9pt" style:font-size-complex="9pt"/>
    </style:style>
    <style:style style:name="T4" style:family="text">
      <style:text-properties fo:color="#ffffff"/>
    </style:style>
    <style:style style:name="T5" style:family="text">
      <style:text-properties fo:font-size="9pt" style:font-size-asian="9pt" style:font-size-complex="9pt"/>
    </style:style>
    <style:style style:name="T6" style:family="text">
      <style:text-properties fo:font-size="9pt" style:text-underline-style="solid" style:text-underline-width="auto" style:text-underline-color="font-color" style:font-size-asian="9pt" style:font-size-complex="9pt"/>
    </style:style>
    <style:style style:name="T7" style:family="text">
      <style:text-properties fo:font-size="9pt" style:text-underline-style="solid" style:text-underline-width="auto" style:text-underline-color="font-color" fo:font-weight="bold" style:font-size-asian="9pt" style:font-weight-asian="bold"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style:text-underline-style="none" style:font-size-asian="9pt" style:font-size-complex="9pt"/>
    </style:style>
    <style:style style:name="T10" style:family="text">
      <style:text-properties fo:font-size="9pt" fo:font-weight="bold" style:font-size-asian="9pt" style:font-weight-asian="bold" style:font-size-complex="9pt"/>
    </style:style>
    <style:style style:name="T11" style:family="text">
      <style:text-properties fo:font-size="9pt" fo:font-weight="bold" style:font-size-asian="9pt" style:font-weight-asian="bold" style:font-size-complex="9pt" fo:background-color="#ffff00"/>
    </style:style>
    <style:style style:name="T12" style:family="text">
      <style:text-properties fo:font-style="italic" style:font-style-asian="italic"/>
    </style:style>
    <style:style style:name="T13" style:family="text">
      <style:text-properties style:text-position="super 58%"/>
    </style:style>
    <style:style style:name="T14" style:family="text">
      <style:text-properties fo:font-size="10pt" style:font-size-asian="10pt" style:font-size-complex="10pt"/>
    </style:style>
    <style:style style:name="T15" style:family="text">
      <style:text-properties fo:color="#1155cc" fo:font-style="italic" style:text-underline-style="solid" style:text-underline-width="auto" style:text-underline-color="font-color" style:font-style-asian="italic"/>
    </style:style>
    <style:style style:name="T16" style:family="text">
      <style:text-properties fo:color="#1155cc" style:text-underline-style="solid" style:text-underline-width="auto" style:text-underline-color="font-color"/>
    </style:style>
    <style:style style:name="T17" style:family="text">
      <style:text-properties fo:color="#1155cc" fo:font-size="9pt" style:text-underline-style="solid" style:text-underline-width="auto" style:text-underline-color="font-color" style:font-size-asian="9pt" style:font-size-complex="9pt"/>
    </style:style>
    <style:style style:name="T18"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19" style:family="text">
      <style:text-properties fo:color="#1155cc" style:font-name="Times New Roman" fo:font-size="9pt" style:text-underline-style="solid" style:text-underline-width="auto" style:text-underline-color="font-color" style:font-name-asian="Times New Roman1" style:font-size-asian="9pt" style:font-name-complex="Times New Roman1" style:font-size-complex="9pt" fo:background-color="#ffffff"/>
    </style:style>
    <style:style style:name="T20" style:family="text">
      <style:text-properties style:text-underline-style="none"/>
    </style:style>
    <style:style style:name="T21" style:family="text">
      <style:text-properties fo:color="#24292f"/>
    </style:style>
    <style:style style:name="T22" style:family="text">
      <style:text-properties fo:color="#24292f" fo:font-size="9pt" style:text-underline-style="solid" style:text-underline-width="auto" style:text-underline-color="font-color" style:font-size-asian="9pt" style:font-size-complex="9pt"/>
    </style:style>
    <style:style style:name="T23" style:family="text">
      <style:text-properties fo:color="#ff0000" fo:font-size="9pt" style:font-size-asian="9pt" style:font-size-complex="9pt"/>
    </style:style>
    <style:style style:name="T24" style:family="text">
      <style:text-properties fo:color="#ff0000" fo:font-size="9pt" fo:font-weight="bold" style:font-size-asian="9pt" style:font-weight-asian="bold" style:font-size-complex="9pt"/>
    </style:style>
    <style:style style:name="T25" style:family="text">
      <style:text-properties style:font-name="Arial" style:font-name-asian="Arial1" style:font-name-complex="Arial1"/>
    </style:style>
    <style:style style:name="T26"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27" style:family="text">
      <style:text-properties style:font-name="Calibri" fo:font-size="10pt" style:font-name-asian="Calibri1" style:font-size-asian="10pt" style:font-name-complex="Calibri1" style:font-size-complex="10pt"/>
    </style:style>
    <style:style style:name="T28" style:family="text">
      <style:text-properties fo:color="#00ffff" fo:font-size="9pt" style:font-size-asian="9pt" style:font-size-complex="9pt"/>
    </style:style>
    <style:style style:name="T29" style:family="text">
      <style:text-properties style:font-name="IBM Plex Sans" fo:font-size="9pt" style:font-name-asian="IBM Plex Sans1" style:font-size-asian="9pt" style:font-name-complex="IBM Plex Sans1" style:font-size-complex="9pt"/>
    </style:style>
    <style:style style:name="T30" style:family="text">
      <style:text-properties fo:color="#6aa84f" fo:font-size="9pt" fo:font-weight="bold" style:font-size-asian="9pt" style:font-weight-asian="bold" style:font-size-complex="9pt"/>
    </style:style>
    <style:style style:name="T31" style:family="text">
      <style:text-properties fo:color="#ff9900" fo:font-size="9pt" fo:font-weight="bold" style:font-size-asian="9pt" style:font-weight-asian="bold" style:font-size-complex="9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cedmrx9r2no"/>Security assessment checklist </text:p>
      <text:p text:style-name="Subtitle"><text:bookmark text:name="_mp1yxa84zyu4"/>Smart contracts on Tezo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piqwn3dd8mm" text:style-name="Index_20_Link" text:visited-style-name="Index_20_Link"><text:span text:style-name="T1">Purpose</text:span></text:a><text:span text:style-name="T1"><text:tab/>2</text:span></text:p>
          <text:p text:style-name="P19"><text:a xlink:type="simple" xlink:href="#_3uaapnf82jtk" text:style-name="Index_20_Link" text:visited-style-name="Index_20_Link"><text:span text:style-name="T1">Disclaimer</text:span></text:a><text:span text:style-name="T1"><text:tab/>2</text:span></text:p>
          <text:p text:style-name="P19"><text:a xlink:type="simple" xlink:href="#_uyu0rv1s78rq" text:style-name="Index_20_Link" text:visited-style-name="Index_20_Link"><text:span text:style-name="T1">How to use</text:span></text:a><text:span text:style-name="T1"><text:tab/>2</text:span></text:p>
          <text:p text:style-name="P21"><text:a xlink:type="simple" xlink:href="#_t3y4fn6eosxt" text:style-name="Index_20_Link" text:visited-style-name="Index_20_Link"><text:span text:style-name="T2">Smart contract developers</text:span></text:a><text:span text:style-name="T2"><text:tab/>2</text:span></text:p>
          <text:p text:style-name="P21"><text:a xlink:type="simple" xlink:href="#_xhu351ik58a6" text:style-name="Index_20_Link" text:visited-style-name="Index_20_Link"><text:span text:style-name="T2">Smart contract security assessors</text:span></text:a><text:span text:style-name="T2"><text:tab/>2</text:span></text:p>
          <text:p text:style-name="P19"><text:a xlink:type="simple" xlink:href="#_3wisoylb1r8j" text:style-name="Index_20_Link" text:visited-style-name="Index_20_Link"><text:span text:style-name="T1">Contribution</text:span></text:a><text:span text:style-name="T1"><text:tab/>3</text:span></text:p>
          <text:p text:style-name="P19"><text:a xlink:type="simple" xlink:href="#_7o8wnk7odtbi" text:style-name="Index_20_Link" text:visited-style-name="Index_20_Link"><text:span text:style-name="T1">Security assessment paradigms / frame of reference</text:span></text:a><text:span text:style-name="T1"><text:tab/>4</text:span></text:p>
          <text:p text:style-name="P21"><text:a xlink:type="simple" xlink:href="#_jjcl3u35iffc" text:style-name="Index_20_Link" text:visited-style-name="Index_20_Link"><text:span text:style-name="T2">Understanding of underlying system’s mechanics</text:span></text:a><text:span text:style-name="T2"><text:tab/>4</text:span></text:p>
          <text:p text:style-name="P23"><text:a xlink:type="simple" xlink:href="#_4m6xs0o4itcm" text:style-name="Index_20_Link" text:visited-style-name="Index_20_Link"><text:span text:style-name="T2">Knowledge</text:span></text:a><text:span text:style-name="T2"><text:tab/>4</text:span></text:p>
          <text:p text:style-name="P23"><text:a xlink:type="simple" xlink:href="#_j1jydpnz8pcn" text:style-name="Index_20_Link" text:visited-style-name="Index_20_Link"><text:span text:style-name="T2">Testing</text:span></text:a><text:span text:style-name="T2"><text:tab/>4</text:span></text:p>
          <text:p text:style-name="P21"><text:a xlink:type="simple" xlink:href="#_cbkot8ssek3x" text:style-name="Index_20_Link" text:visited-style-name="Index_20_Link"><text:span text:style-name="T2">Assumptions</text:span></text:a><text:span text:style-name="T2"><text:tab/>4</text:span></text:p>
          <text:p text:style-name="P19"><text:a xlink:type="simple" xlink:href="#_ph1usy7moj52" text:style-name="Index_20_Link" text:visited-style-name="Index_20_Link"><text:span text:style-name="T1">Security checklist</text:span></text:a><text:span text:style-name="T1"><text:tab/>6</text:span></text:p>
          <text:p text:style-name="P21"><text:a xlink:type="simple" xlink:href="#_hiqj6e6hr6mk" text:style-name="Index_20_Link" text:visited-style-name="Index_20_Link"><text:span text:style-name="T2">General Tezos checklist tables</text:span></text:a><text:span text:style-name="T2"><text:tab/>6</text:span></text:p>
          <text:p text:style-name="P23"><text:a xlink:type="simple" xlink:href="#_2fb86qywzlmc" text:style-name="Index_20_Link" text:visited-style-name="Index_20_Link"><text:span text:style-name="T2">System / Platform</text:span></text:a><text:span text:style-name="T2"><text:tab/>6</text:span></text:p>
          <text:p text:style-name="P23"><text:a xlink:type="simple" xlink:href="#_58ms61f24ir9" text:style-name="Index_20_Link" text:visited-style-name="Index_20_Link"><text:span text:style-name="T2">Storage</text:span></text:a><text:span text:style-name="T2"><text:tab/>6</text:span></text:p>
          <text:p text:style-name="P23"><text:a xlink:type="simple" xlink:href="#_qrgzhsiix73b" text:style-name="Index_20_Link" text:visited-style-name="Index_20_Link"><text:span text:style-name="T2">Gas issues and efficiency</text:span></text:a><text:span text:style-name="T2"><text:tab/>7</text:span></text:p>
          <text:p text:style-name="P23"><text:a xlink:type="simple" xlink:href="#_9fdxvaxtvepk" text:style-name="Index_20_Link" text:visited-style-name="Index_20_Link"><text:span text:style-name="T2">Code issues</text:span></text:a><text:span text:style-name="T2"><text:tab/>8</text:span></text:p>
          <text:p text:style-name="P23"><text:soft-page-break/><text:a xlink:type="simple" xlink:href="#_t3orm1kaghz9" text:style-name="Index_20_Link" text:visited-style-name="Index_20_Link"><text:span text:style-name="T2">Contract origination and initialisation</text:span></text:a><text:span text:style-name="T2"><text:tab/>8</text:span></text:p>
          <text:p text:style-name="P23"><text:a xlink:type="simple" xlink:href="#_z9at0k6ltlil" text:style-name="Index_20_Link" text:visited-style-name="Index_20_Link"><text:span text:style-name="T2">Transactions</text:span></text:a><text:span text:style-name="T2"><text:tab/>8</text:span></text:p>
          <text:p text:style-name="P21"><text:a xlink:type="simple" xlink:href="#_daobbt6dkf91" text:style-name="Index_20_Link" text:visited-style-name="Index_20_Link"><text:span text:style-name="T2">Entrypoint specific</text:span></text:a><text:span text:style-name="T2"><text:tab/>10</text:span></text:p>
          <text:p text:style-name="P23"><text:a xlink:type="simple" xlink:href="#_qfft2bmu5vnv" text:style-name="Index_20_Link" text:visited-style-name="Index_20_Link"><text:span text:style-name="T2">General</text:span></text:a><text:span text:style-name="T2"><text:tab/>10</text:span></text:p>
          <text:p text:style-name="P23"><text:a xlink:type="simple" xlink:href="#_4ial9wvpg84n" text:style-name="Index_20_Link" text:visited-style-name="Index_20_Link"><text:span text:style-name="T2">SmartPy</text:span></text:a><text:span text:style-name="T2"><text:tab/>12</text:span></text:p>
          <text:p text:style-name="P21"><text:a xlink:type="simple" xlink:href="#_72x42gfmxxgv" text:style-name="Index_20_Link" text:visited-style-name="Index_20_Link"><text:span text:style-name="T2">On-chain view specific</text:span></text:a><text:span text:style-name="T2"><text:tab/>13</text:span></text:p>
          <text:p text:style-name="P21"><text:a xlink:type="simple" xlink:href="#_lvvrd2jq8njq" text:style-name="Index_20_Link" text:visited-style-name="Index_20_Link"><text:span text:style-name="T2">Calculations</text:span></text:a><text:span text:style-name="T2"><text:tab/>15</text:span></text:p>
          <text:p text:style-name="P21"><text:a xlink:type="simple" xlink:href="#_seiivvktkez1" text:style-name="Index_20_Link" text:visited-style-name="Index_20_Link"><text:span text:style-name="T2">Specific checklist tables</text:span></text:a><text:span text:style-name="T2"><text:tab/>17</text:span></text:p>
          <text:p text:style-name="P23"><text:a xlink:type="simple" xlink:href="#_pmjwx9718u82" text:style-name="Index_20_Link" text:visited-style-name="Index_20_Link"><text:span text:style-name="T2">Admin/operator functions</text:span></text:a><text:span text:style-name="T2"><text:tab/>17</text:span></text:p>
          <text:p text:style-name="P23"><text:a xlink:type="simple" xlink:href="#_txqb4t2ur3uv" text:style-name="Index_20_Link" text:visited-style-name="Index_20_Link"><text:span text:style-name="T2">Signature replay (TSCD-008)</text:span></text:a><text:span text:style-name="T2"><text:tab/>17</text:span></text:p>
          <text:p text:style-name="P23"><text:a xlink:type="simple" xlink:href="#_t7a2q1oj3ozc" text:style-name="Index_20_Link" text:visited-style-name="Index_20_Link"><text:span text:style-name="T2">Compiler</text:span></text:a><text:span text:style-name="T2"><text:tab/>17</text:span></text:p>
          <text:p text:style-name="P21"><text:a xlink:type="simple" xlink:href="#_g1m7jsr3vdv1" text:style-name="Index_20_Link" text:visited-style-name="Index_20_Link"><text:span text:style-name="T2">Other topics &amp; test cases</text:span></text:a><text:span text:style-name="T2"><text:tab/>18</text:span></text:p>
          <text:p text:style-name="P22"><text:a xlink:type="simple" xlink:href="#_gn8qo3tkt1bt" text:style-name="Index_20_Link" text:visited-style-name="Index_20_Link"><text:span text:style-name="T2">Result states</text:span></text:a><text:span text:style-name="T2"><text:tab/>19</text:span></text:p>
        </text:index-body>
      </text:table-of-content>
      <text:p text:style-name="P41"><text:bookmark text:name="_hn9u149h7lv"/></text:p>
      <table:table table:name="Table1" table:style-name="Table1">
        <table:table-column table:style-name="Table1.A"/>
        <table:table-column table:style-name="Table1.B"/>
        <table:table-row table:style-name="Table1.1">
          <table:table-cell table:style-name="Table1.A1" office:value-type="string">
            <text:p text:style-name="Standard"><text:span text:style-name="T3">Version / Date</text:span></text:p>
          </table:table-cell>
          <table:table-cell table:style-name="Table1.A1" office:value-type="string">
            <text:p text:style-name="Standard"><text:span text:style-name="T3">Description</text:span></text:p>
          </table:table-cell>
        </table:table-row>
        <table:table-row table:style-name="Table1.2">
          <table:table-cell table:style-name="Table1.A2" office:value-type="string">
            <text:p text:style-name="Standard"><text:span text:style-name="T5">1.0 / 01.02.2022</text:span></text:p>
          </table:table-cell>
          <table:table-cell table:style-name="Table1.B2" office:value-type="string">
            <text:p text:style-name="P20"><text:span text:style-name="T5">Version 1.0 for publication</text:span></text:p>
          </table:table-cell>
        </table:table-row>
      </table:table>
      <text:p text:style-name="Heading_20_1"><text:bookmark text:name="_piqwn3dd8mm"/>Purpose</text:p>
      <text:p text:style-name="Standard">This checklist has been created to foster knowledge and experience sharing. The checklist has the goal to be one framework element ensuring high security on Tezos.</text:p>
      <text:p text:style-name="Standard"/>
      <text:p text:style-name="Standard">The security checklist is mainly addressed to Tezos smart contract developers and assessors. </text:p>
      <text:p text:style-name="Heading_20_1"><text:bookmark text:name="_3uaapnf82jtk"/>Disclaimer</text:p>
      <text:p text:style-name="Standard"><text:soft-page-break/>This checklist does not claim to be complete or to cover any possible scenario, but only provides a basic checklist of common known potential security issues and pitfalls. </text:p>
      <text:p text:style-name="Standard"/>
      <text:p text:style-name="Standard">Applying this checklist does not ensure all potential weaknesses can be found. Users of the checklist have to think outside of this checklist in the role of a malicious adversary in order to identify security issues not (directly) covered by this checklist.</text:p>
      <text:p text:style-name="Heading_20_1"><text:bookmark text:name="_uyu0rv1s78rq"/>How to use</text:p>
      <text:p text:style-name="Heading_20_2"><text:bookmark text:name="_t3y4fn6eosxt"/>Smart contract developers</text:p>
      <text:p text:style-name="Standard">The security assessment checklist helps Tezos smart contract developers to learn about potential security issues, but also to cross-check their developed code. </text:p>
      <text:p text:style-name="Heading_20_2"><text:bookmark text:name="_xhu351ik58a6"/>Smart contract security assessors</text:p>
      <text:p text:style-name="Standard">Smart contract security assessors may use this checklist for their security assessments to ensure the obvious has not been left behind, but also to document work.</text:p>
      <text:p text:style-name="Standard"/>
      <text:p text:style-name="Standard">The suggested way on how to use this checklist is to refer in the report which version of the checklist has been used, but also to clearly outline which checklist tables have been used. If a particular checklist table has been used, none of the checks in the table can be deleted. All checks of the particular checklist table have to be executed, resp. marked as “not assessed”, if not done. See also chapter “result states” about possible states for each check.</text:p>
      <text:p text:style-name="Standard"/>
      <text:p text:style-name="Standard">Most importantly, the checklist should not be seen as a pure tick box exercise, but as a checklist to ensure the well known potential weaknesses and pitfalls are not missed. Security assessors are highly encouraged to understand the smart contract’s use cases and to think about security issues not explicitly listed in the checklist. As such the security assessor has to think outside the box in order to identify potential security issues. Each checklist table contains in the last row a general entry to document additional notable performed checks, results, and observations.</text:p>
      <text:p text:style-name="Standard"/>
      <text:p text:style-name="Standard">For instance, a security assessor, if using this checklist, can include it in their report something like:</text:p>
      <text:p text:style-name="P24"/>
      <text:p text:style-name="P25"><text:span text:style-name="T12">Our security assessment used the Tezos security checklist version 1.0, which can be found on https://github.com/InferenceAG/TezosSecurityAssessmentChecklist. We applied the following security checklist tables:</text:span></text:p>
      <text:list xml:id="list4264787918" text:style-name="WWNum5">
        <text:list-item>
          <text:p text:style-name="P28"><text:span text:style-name="T12">General tests</text:span></text:p>
        </text:list-item>
        <text:list-item>
          <text:p text:style-name="P28"><text:span text:style-name="T12">System/Platform</text:span></text:p>
        </text:list-item>
        <text:list-item>
          <text:p text:style-name="P28"><text:span text:style-name="T12">Storage</text:span></text:p>
        </text:list-item>
        <text:list-item>
          <text:p text:style-name="P28"><text:span text:style-name="T12">Entrypoint</text:span></text:p>
        </text:list-item>
      </text:list>
      <text:p text:style-name="Heading_20_1"><text:bookmark text:name="_3wisoylb1r8j"/>Contribution</text:p>
      <text:p text:style-name="Standard"><text:soft-page-break/>Please contribute to the checklist<text:span text:style-name="T13"><text:note text:id="ftn1" text:note-class="footnote"><text:note-citation>1</text:note-citation><text:note-body><text:p text:style-name="P29"><text:span text:style-name="T13"/><text:span text:style-name="T14"> </text:span><text:a xlink:type="simple" xlink:href="https://github.com/InferenceAG/TezosSecurityAssessmentChecklist" text:style-name="Internet_20_link" text:visited-style-name="Visited_20_Internet_20_Link"><text:span text:style-name="T15">https://github.com/InferenceAG/TezosSecurityAssessmentChecklist</text:span></text:a></text:p></text:note-body></text:note></text:span> to foster a collaborative ecosystem with a high security of the Tezos blockchain and its products running on.</text:p>
      <text:p text:style-name="Standard"/>
      <text:p text:style-name="Standard"/>
      <text:p text:style-name="Standard"/>
      <text:p text:style-name="P42"><text:bookmark text:name="_7o8wnk7odtbi"/>Security assessment paradigms / frame of reference</text:p>
      <text:p text:style-name="Heading_20_2"><text:bookmark text:name="_jjcl3u35iffc"/>Understanding of underlying system’s mechanics</text:p>
      <text:p text:style-name="Heading_20_3"><text:bookmark text:name="_4m6xs0o4itcm"/>Knowledge</text:p>
      <text:p text:style-name="Standard">In order to prevent security issues it is paramount to understand the mechanics of the underlying system. Here, some links to information which may act as a starting point in order to understand mechanics:</text:p>
      <text:list xml:id="list1596580435" text:style-name="WWNum3">
        <text:list-item>
          <text:p text:style-name="P30"><text:a xlink:type="simple" xlink:href="https://tezos.gitlab.io/active/michelson.html" text:style-name="ListLabel_20_100" text:visited-style-name="ListLabel_20_100"><text:span text:style-name="T16">https://tezos.gitlab.io/active/michelson.html</text:span></text:a></text:p>
        </text:list-item>
        <text:list-item>
          <text:p text:style-name="P30"><text:a xlink:type="simple" xlink:href="https://tezos.gitlab.io/developer/michelson_anti_patterns.html" text:style-name="ListLabel_20_100" text:visited-style-name="ListLabel_20_100"><text:span text:style-name="T16">https://tezos.gitlab.io/developer/michelson_anti_patterns.html</text:span></text:a></text:p>
        </text:list-item>
        <text:list-item>
          <text:p text:style-name="P30"><text:a xlink:type="simple" xlink:href="https://ligolang.org/docs/tutorials/security/security" text:style-name="ListLabel_20_100" text:visited-style-name="ListLabel_20_100"><text:span text:style-name="T16">https://ligolang.org/docs/tutorials/security/security</text:span></text:a></text:p>
        </text:list-item>
        <text:list-item>
          <text:p text:style-name="P30"><text:a xlink:type="simple" xlink:href="https://gitlab.com/tezos/tezos/-/blob/52a074ab3eb43ad0087804b8521f36cb517f7c28/docs/whitedoc/gas_consumption.rst" text:style-name="ListLabel_20_100" text:visited-style-name="ListLabel_20_100"><text:span text:style-name="T16">https://gitlab.com/tezos/tezos/-/blob/52a074ab3eb43ad0087804b8521f36cb517f7c28/docs/whitedoc/gas_consumption.rst</text:span></text:a></text:p>
        </text:list-item>
      </text:list>
      <text:p text:style-name="Heading_20_3"><text:bookmark text:name="_j1jydpnz8pcn"/>Testing</text:p>
      <text:p text:style-name="Standard">Since the underlying system’s mechanics on purpose (e.g. protocol upgrade) or mistakenly (e.g. bug or unknown effect introduced in an update) can change, the underlying system’s mechanic has to be regularly and independently checked. This allows developers and security assessors when developing or assessing a smart contract to reliably base their work on this underlying system’s mechanics.</text:p>
      <text:p text:style-name="Standard"/>
      <text:p text:style-name="Standard">Thus, as a companion to this checklist, we started to create a Tezos security baseline checking framework including test cases to validate whether the underlying system’s mechanics are still the way we know it respectively expect it.</text:p>
      <text:p text:style-name="Standard"/>
      <text:p text:style-name="Standard">This framework is still a very <text:span text:style-name="T21">basic one and an initial set of test cases has been written. We highly encourage everybody to get familiar with the already defined test cases and to add additional missing test cases.</text:span></text:p>
      <text:p text:style-name="P4"/>
      <text:p text:style-name="P25"><text:span text:style-name="T21">The Security baseline checking framework for Tezos can be found here: </text:span><text:a xlink:type="simple" xlink:href="https://github.com/InferenceAG/TezosSecurityBaselineChecking" text:style-name="ListLabel_20_100" text:visited-style-name="ListLabel_20_100"><text:span text:style-name="T16">https://github.com/InferenceAG/TezosSecurityBaselineChecking</text:span></text:a></text:p>
      <text:p text:style-name="Heading_20_2"><text:bookmark text:name="_cbkot8ssek3x"/>Assumptions</text:p>
      <text:p text:style-name="Standard">Making assumptions in security is very dangerous. Made assumptions could be wrong/flawed or get inappropriate due to various developments over time. </text:p>
      <text:p text:style-name="Standard"/>
      <text:p text:style-name="Standard">Any assumptions should be clearly documented by the developers, peer-reviewed by other developers, and challenged by a security assessor. Security assessors should discuss assumptions with developers and they have to be documented by the developers in the official documentation and/or in the security assessment report.</text:p>
      <text:p text:style-name="Standard"/>
      <text:p text:style-name="P25"><text:soft-page-break/>Common flawed basic assumptions done by developers and security assessors are:</text:p>
      <text:list xml:id="list3047894993" text:style-name="WWNum2">
        <text:list-item>
          <text:p text:style-name="P39">Assuming different actors / adversaries are distinct </text:p>
        </text:list-item>
        <text:list-item>
          <text:p text:style-name="P39">Assuming different actors do coordinate among themselves <text:line-break/>(e.g. in order to agree on security framework and parameters between interfaces)</text:p>
        </text:list-item>
        <text:list-item>
          <text:p text:style-name="P39">Assuming different adversaries do not coordinate among themselves<text:line-break/>(e.g. in order to collaborate in order to exploit a solution)</text:p>
        </text:list-item>
      </text:list>
      <text:p text:style-name="P40"/>
      <text:p text:style-name="P25">Developers and security assessors have to review the code unbiased from such assumptions. Special care has to be applied where smart contracts interact with third-party contracts or include code from third-parties. For instance, by including code in a high-level smart contract language or Michelson (e.g. using “Global Constants”).</text:p>
      <text:p text:style-name="P42"><text:bookmark text:name="_ph1usy7moj52"/>Security checklist</text:p>
      <text:p text:style-name="Standard">The checklist for smart contracts on Tezos consists of different checklist tables covering different topics.</text:p>
      <text:p text:style-name="Heading_20_2"><text:bookmark text:name="_hiqj6e6hr6mk"/>General Tezos checklist tables</text:p>
      <text:p text:style-name="Heading_20_3"><text:bookmark text:name="_2fb86qywzlmc"/>System / Platform </text:p>
      <table:table table:name="Table2" table:style-name="Table2">
        <table:table-column table:style-name="Table2.A"/>
        <table:table-column table:style-name="Table2.B"/>
        <table:table-row table:style-name="Table2.1">
          <table:table-cell table:style-name="Table2.A1" office:value-type="string">
            <text:p text:style-name="P6"><text:span text:style-name="T4">Description</text:span></text:p>
          </table:table-cell>
          <table:table-cell table:style-name="Table2.A1" office:value-type="string">
            <text:p text:style-name="P6"><text:span text:style-name="T4">Result</text:span></text:p>
          </table:table-cell>
        </table:table-row>
        <table:table-row table:style-name="Table2.2">
          <table:table-cell table:style-name="Table2.A2" office:value-type="string">
            <text:p text:style-name="P1"><text:span text:style-name="T6">System / platform documentation &amp; specification with regards to Tezos</text:span></text:p>
            <text:p text:style-name="P1"><text:span text:style-name="T5">Check documentation and specification for the system / platform with regards to Tezos, <text:s/>especially with regards to the smart contracts. The documentation/specification should at least provide information on how the system / platform is working, the use cases with regards to the smart contracts, and the intended behavior of the entire system / platform, especially with regards to the smart contracts.</text:span></text:p>
          </table:table-cell>
          <table:table-cell table:style-name="Table2.B2" office:value-type="string">
            <text:p text:style-name="P5"/>
          </table:table-cell>
        </table:table-row>
        <table:table-row table:style-name="Table2.2">
          <table:table-cell table:style-name="Table2.A3" office:value-type="string">
            <text:p text:style-name="P1"><text:span text:style-name="T6">Glossary </text:span></text:p>
            <text:p text:style-name="P1"><text:span text:style-name="T5">Check whether there is a glossary with specific domain wording in order to clearly define used words and improve common understanding.</text:span></text:p>
          </table:table-cell>
          <table:table-cell table:style-name="Table2.B3" office:value-type="string">
            <text:p text:style-name="P7"/>
          </table:table-cell>
        </table:table-row>
        <table:table-row table:style-name="Table2.2">
          <table:table-cell table:style-name="Table2.A4" office:value-type="string">
            <text:p text:style-name="P1"><text:span text:style-name="T6">Documentation</text:span></text:p>
            <text:p text:style-name="P1"><text:span text:style-name="T5">Check whether the same wording/definitions are used throughout the code and its documentation. No mix of different wordings/definitions. Example: rewards, bonus, interest.</text:span><text:span text:style-name="T6"> </text:span><text:span text:style-name="T5">This improves readability and comprehension of code. </text:span></text:p>
          </table:table-cell>
          <table:table-cell table:style-name="Table2.B4" office:value-type="string">
            <text:p text:style-name="P7"/>
          </table:table-cell>
        </table:table-row>
        <table:table-row table:style-name="Table2.2">
          <table:table-cell table:style-name="Table2.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2.B5" office:value-type="string">
            <text:p text:style-name="P5"/>
          </table:table-cell>
        </table:table-row>
      </table:table>
      <text:p text:style-name="Heading_20_3"><text:bookmark text:name="_58ms61f24ir9"/>Storage</text:p>
      <table:table table:name="Table3" table:style-name="Table3">
        <table:table-column table:style-name="Table3.A"/>
        <table:table-column table:style-name="Table3.B"/>
        <table:table-row table:style-name="Table3.1">
          <table:table-cell table:style-name="Table3.A1" office:value-type="string">
            <text:p text:style-name="P6"><text:span text:style-name="T4">Description</text:span></text:p>
          </table:table-cell>
          <table:table-cell table:style-name="Table3.A1" office:value-type="string">
            <text:p text:style-name="P6"><text:span text:style-name="T4">Result</text:span></text:p>
          </table:table-cell>
        </table:table-row>
        <table:table-row table:style-name="Table3.2">
          <table:table-cell table:style-name="Table3.A2" office:value-type="string">
            <text:p text:style-name="P1"><text:span text:style-name="T6">Storage documentation &amp; specification</text:span></text:p>
            <text:p text:style-name="P1"><text:span text:style-name="T5">Check documentation and specification for the storage. The documentation/specification should at least provide information about:</text:span></text:p>
            <text:list xml:id="list4048293225" text:style-name="WWNum9">
              <text:list-item>
                <text:p text:style-name="P31"><text:span text:style-name="T5">Meaning and types of storage parameters.</text:span></text:p>
              </text:list-item>
            </text:list>
          </table:table-cell>
          <table:table-cell table:style-name="Table3.B2" office:value-type="string">
            <text:p text:style-name="P5"/>
          </table:table-cell>
        </table:table-row>
        <table:table-row table:style-name="Table3.2">
          <table:table-cell table:style-name="Table3.A3" office:value-type="string">
            <text:p text:style-name="P1"><text:span text:style-name="T6">Storage content</text:span></text:p>
            <text:p text:style-name="P1"><text:span text:style-name="T5">Check whether storage only contains data subject to change.</text:span></text:p>
          </table:table-cell>
          <table:table-cell table:style-name="Table3.B3" office:value-type="string">
            <text:p text:style-name="P13"/>
          </table:table-cell>
        </table:table-row>
        <table:table-row table:style-name="Table3.2">
          <table:table-cell table:style-name="Table3.A4" office:value-type="string">
            <text:p text:style-name="P1"><text:span text:style-name="T6">Storage parameters types</text:span></text:p>
            <text:p text:style-name="P1"><text:span text:style-name="T5">Check storage parameters whether they have the appropriate type.</text:span></text:p>
            <text:p text:style-name="P8"/>
            <text:p text:style-name="P1"><text:span text:style-name="T8">Example:</text:span></text:p>
            <text:p text:style-name="P1"><text:span text:style-name="T5">A number which is always positive by design/specification such as e.g. a token amount should be of type NAT and not INT.</text:span></text:p>
          </table:table-cell>
          <table:table-cell table:style-name="Table3.B4" office:value-type="string">
            <text:p text:style-name="P13"/>
          </table:table-cell>
        </table:table-row>
        <table:table-row table:style-name="Table3.2">
          <table:table-cell table:style-name="Table3.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3.B5" office:value-type="string">
            <text:p text:style-name="P5"/>
          </table:table-cell>
        </table:table-row>
      </table:table>
      <text:p text:style-name="Heading_20_3"><text:bookmark text:name="_qrgzhsiix73b"/>Gas issues and efficiency</text:p>
      <table:table table:name="Table4" table:style-name="Table4">
        <table:table-column table:style-name="Table4.A"/>
        <table:table-column table:style-name="Table4.B"/>
        <text:soft-page-break/>
        <table:table-row table:style-name="Table4.1">
          <table:table-cell table:style-name="Table4.A1" office:value-type="string">
            <text:p text:style-name="P6"><text:span text:style-name="T4">Description</text:span></text:p>
          </table:table-cell>
          <table:table-cell table:style-name="Table4.A1" office:value-type="string">
            <text:p text:style-name="P6"><text:span text:style-name="T4">Result</text:span></text:p>
          </table:table-cell>
        </table:table-row>
        <table:table-row table:style-name="Table4.2">
          <table:table-cell table:style-name="Table4.A2" office:value-type="string">
            <text:p text:style-name="P1"><text:span text:style-name="T6">Gas exhaustion (</text:span><text:a xlink:type="simple" xlink:href="https://github.com/InferenceAG/TezosSmartcontractDetails/items/TSCD-009.md" text:style-name="ListLabel_20_101" text:visited-style-name="ListLabel_20_101"><text:span text:style-name="T17">TSCD-009</text:span></text:a><text:span text:style-name="T6">)</text:span></text:p>
            <text:p text:style-name="P1"><text:span text:style-name="T5">Check for opportunities where operations fail because storage or loaded code/external calls get too big. E.g.:</text:span></text:p>
            <text:list xml:id="list3853259704" text:style-name="WWNum10">
              <text:list-item>
                <text:p text:style-name="P32"><text:span text:style-name="T5">Creation of contract call loops or on-chain view loops</text:span></text:p>
              </text:list-item>
              <text:list-item>
                <text:p text:style-name="P32"><text:span text:style-name="T5">Insertion of big numbers / values</text:span></text:p>
              </text:list-item>
              <text:list-item>
                <text:p text:style-name="P32"><text:span text:style-name="T5">Not using lazily deserialized storage such as e.g. big_maps</text:span></text:p>
              </text:list-item>
              <text:list-item>
                <text:p text:style-name="P32"><text:span text:style-name="T5">Iteration over lists which possibly could grow infinite.</text:span></text:p>
              </text:list-item>
              <text:list-item>
                <text:p text:style-name="P32"><text:span text:style-name="T5">No overuse of accessing and writing of complex data structure </text:span></text:p>
              </text:list-item>
            </text:list>
          </table:table-cell>
          <table:table-cell table:style-name="Table4.B2" office:value-type="string">
            <text:p text:style-name="P7"/>
          </table:table-cell>
        </table:table-row>
        <table:table-row table:style-name="Table4.2">
          <table:table-cell table:style-name="Table4.A3" office:value-type="string">
            <text:p text:style-name="P1"><text:span text:style-name="T6">SmartPy sp.local()</text:span></text:p>
            <text:p text:style-name="P1"><text:span text:style-name="T5">Check (in Michelson) whether there are repeated calculations of the same variables. If so, suggest the use of “sp.local()” in SmartPy.</text:span></text:p>
          </table:table-cell>
          <table:table-cell table:style-name="Table4.B3" office:value-type="string">
            <text:p text:style-name="Standard"/>
          </table:table-cell>
        </table:table-row>
        <table:table-row table:style-name="Table4.2">
          <table:table-cell table:style-name="Table4.A4" office:value-type="string">
            <text:p text:style-name="P1"><text:span text:style-name="T6">Early checks &amp; fails</text:span></text:p>
            <text:p text:style-name="P1"><text:span text:style-name="T5">Check whether the entrypoint returns/fails fast in order to save gas. </text:span></text:p>
          </table:table-cell>
          <table:table-cell table:style-name="Table4.B4" office:value-type="string">
            <text:p text:style-name="Standard"/>
          </table:table-cell>
        </table:table-row>
        <table:table-row table:style-name="Table4.2">
          <table:table-cell table:style-name="Table4.A5" office:value-type="string">
            <text:p text:style-name="P1"><text:span text:style-name="T6">Error strings</text:span></text:p>
            <text:p text:style-name="P1"><text:span text:style-name="T5">Suggestion to use short strings (error mnemonics) or even numbers as error codes, which then can be looked up in a code error mapping table in the documentation.</text:span></text:p>
            <text:p text:style-name="P8"/>
            <text:p text:style-name="P1"><text:span text:style-name="T5">Note: It is recommended to throw errors (at least error codes) in order to provide hints to users and applications, why/where an execution failed.</text:span></text:p>
          </table:table-cell>
          <table:table-cell table:style-name="Table4.B5" office:value-type="string">
            <text:p text:style-name="Standard"/>
          </table:table-cell>
        </table:table-row>
        <table:table-row table:style-name="Table4.2">
          <table:table-cell table:style-name="Table4.A6" office:value-type="string">
            <text:p text:style-name="P1"><text:span text:style-name="T6">Repetition of code in Michelson</text:span></text:p>
            <text:p text:style-name="P1"><text:span text:style-name="T5">Check whether lambda functions are used for repeating code parts. E.g. for “check_admin”.</text:span></text:p>
          </table:table-cell>
          <table:table-cell table:style-name="Table4.B6" office:value-type="string">
            <text:p text:style-name="P13"/>
          </table:table-cell>
        </table:table-row>
        <table:table-row table:style-name="Table4.2">
          <table:table-cell table:style-name="Table4.A7" office:value-type="string">
            <text:p text:style-name="P1"><text:span text:style-name="T6">Useless checks</text:span></text:p>
            <text:p text:style-name="P1"><text:span text:style-name="T5">Check whether code contains useless or repeated same checks. They potentially could be removed in order to save storage/gas.</text:span></text:p>
          </table:table-cell>
          <table:table-cell table:style-name="Table4.B7" office:value-type="string">
            <text:p text:style-name="P13"/>
          </table:table-cell>
        </table:table-row>
        <table:table-row table:style-name="Table4.2">
          <table:table-cell table:style-name="Table4.A8"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4.B8" office:value-type="string">
            <text:p text:style-name="P5"/>
          </table:table-cell>
        </table:table-row>
      </table:table>
      <text:p text:style-name="Heading_20_3"><text:bookmark text:name="_u1lxjmr1sfqv"/></text:p>
      <text:p text:style-name="P44"><text:bookmark text:name="_9fdxvaxtvepk"/>Code issues</text:p>
      <table:table table:name="Table5" table:style-name="Table5">
        <table:table-column table:style-name="Table5.A"/>
        <table:table-column table:style-name="Table5.B"/>
        <table:table-row table:style-name="Table5.1">
          <table:table-cell table:style-name="Table5.A1" office:value-type="string">
            <text:p text:style-name="P6"><text:span text:style-name="T4">Description</text:span></text:p>
          </table:table-cell>
          <table:table-cell table:style-name="Table5.A1" office:value-type="string">
            <text:p text:style-name="P6"><text:span text:style-name="T4">Result</text:span></text:p>
          </table:table-cell>
        </table:table-row>
        <table:table-row table:style-name="Table5.2">
          <table:table-cell table:style-name="Table5.A2" office:value-type="string">
            <text:p text:style-name="P1"><text:span text:style-name="T6">Duplication of code in high-level smart contract languages </text:span></text:p>
            <text:p text:style-name="P1"><text:span text:style-name="T5">Check whether duplication of code is avoided in high-level smart contract languages (e.g. Ligo or SmartPy) by e.g. making use of functions. </text:span></text:p>
          </table:table-cell>
          <table:table-cell table:style-name="Table5.B2" office:value-type="string">
            <text:p text:style-name="P13"/>
          </table:table-cell>
        </table:table-row>
        <table:table-row table:style-name="Table5.2">
          <table:table-cell table:style-name="Table5.A3" office:value-type="string">
            <text:p text:style-name="P1"><text:span text:style-name="T6">Constants in code</text:span></text:p>
            <text:p text:style-name="P1"><text:span text:style-name="T5">Check whether constants are defined in high-level smart contract languages in a central location / file.</text:span></text:p>
          </table:table-cell>
          <table:table-cell table:style-name="Table5.B3" office:value-type="string">
            <text:p text:style-name="P5"/>
          </table:table-cell>
        </table:table-row>
        <table:table-row table:style-name="Table5.2">
          <table:table-cell table:style-name="Table5.A4" office:value-type="string">
            <text:p text:style-name="P1"><text:span text:style-name="T6">Unused variables and code (</text:span><text:a xlink:type="simple" xlink:href="https://github.com/InferenceAG/TezosSmartContractDetails/blob/master/items/TSCD-010.md" text:style-name="ListLabel_20_101" text:visited-style-name="ListLabel_20_101"><text:span text:style-name="T17">TSCD-010</text:span></text:a><text:span text:style-name="T6">)</text:span></text:p>
            <text:p text:style-name="P1"><text:span text:style-name="T5">check whether any unused variables and code elements are removed from code.</text:span></text:p>
          </table:table-cell>
          <table:table-cell table:style-name="Table5.B4" office:value-type="string">
            <text:p text:style-name="P5"/>
          </table:table-cell>
        </table:table-row>
        <table:table-row table:style-name="Table5.2">
          <table:table-cell table:style-name="Table5.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5.B5" office:value-type="string">
            <text:p text:style-name="P5"/>
          </table:table-cell>
        </table:table-row>
      </table:table>
      <text:p text:style-name="Heading_20_3"><text:bookmark text:name="_t3orm1kaghz9"/>Contract origination and initialisation</text:p>
      <table:table table:name="Table6" table:style-name="Table6">
        <table:table-column table:style-name="Table6.A"/>
        <table:table-column table:style-name="Table6.B"/>
        <table:table-row table:style-name="Table6.1">
          <table:table-cell table:style-name="Table6.A1" office:value-type="string">
            <text:p text:style-name="P6"><text:span text:style-name="T4">Description</text:span></text:p>
          </table:table-cell>
          <table:table-cell table:style-name="Table6.A1" office:value-type="string">
            <text:p text:style-name="P6"><text:span text:style-name="T4">Result</text:span></text:p>
          </table:table-cell>
        </table:table-row>
        <table:table-row table:style-name="Table6.2">
          <table:table-cell table:style-name="Table6.A2" office:value-type="string">
            <text:p text:style-name="P1"><text:span text:style-name="T6">Improper initialisation parameters</text:span></text:p>
            <text:p text:style-name="P1"><text:span text:style-name="T5">Check the initialization parameters to ensure the parameters are appropriately chosen and defined. Parameters have to be set in a way, which does not make (part of) the contract unusable directly after initialisation or soon after after a few interactions.</text:span></text:p>
          </table:table-cell>
          <table:table-cell table:style-name="Table6.B2" office:value-type="string">
            <text:p text:style-name="P13"/>
          </table:table-cell>
        </table:table-row>
        <table:table-row table:style-name="Table6.2">
          <table:table-cell table:style-name="Table6.A3" office:value-type="string">
            <text:p text:style-name="P1"><text:span text:style-name="T6">Race conditions (</text:span><text:a xlink:type="simple" xlink:href="https://github.com/InferenceAG/TezosSmartContractDetails/blob/master/items/TSCD-022.md" text:style-name="ListLabel_20_101" text:visited-style-name="ListLabel_20_101"><text:span text:style-name="T17">TSCD-022</text:span></text:a><text:span text:style-name="T6">)</text:span></text:p>
            <text:p text:style-name="P1"><text:span text:style-name="T5">Analyze whether the process of contract origination and initialisation opens any opportunity for race conditions.</text:span></text:p>
          </table:table-cell>
          <table:table-cell table:style-name="Table6.B3" office:value-type="string">
            <text:p text:style-name="P5"/>
          </table:table-cell>
        </table:table-row>
        <table:table-row table:style-name="Table6.2">
          <table:table-cell table:style-name="Table6.A4" office:value-type="string">
            <text:p text:style-name="P1"><text:span text:style-name="T6">Contract size</text:span></text:p>
            <text:p text:style-name="P1"><text:span text:style-name="T5">Check contract size and gas limits.</text:span></text:p>
          </table:table-cell>
          <table:table-cell table:style-name="Table6.B4" office:value-type="string">
            <text:p text:style-name="P5"/>
          </table:table-cell>
        </table:table-row>
        <table:table-row table:style-name="Table6.2">
          <table:table-cell table:style-name="Table6.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6.B5" office:value-type="string">
            <text:p text:style-name="P5"/>
          </table:table-cell>
        </table:table-row>
      </table:table>
      <text:p text:style-name="Heading_20_3"><text:bookmark text:name="_z9at0k6ltlil"/>Transactions</text:p>
      <table:table table:name="Table7" table:style-name="Table7">
        <table:table-column table:style-name="Table7.A"/>
        <table:table-column table:style-name="Table7.B"/>
        <table:table-row table:style-name="Table7.1">
          <table:table-cell table:style-name="Table7.A1" office:value-type="string">
            <text:p text:style-name="P6"><text:span text:style-name="T4">Description</text:span></text:p>
          </table:table-cell>
          <table:table-cell table:style-name="Table7.A1" office:value-type="string">
            <text:p text:style-name="P6"><text:span text:style-name="T4">Result</text:span></text:p>
          </table:table-cell>
        </table:table-row>
        <table:table-row table:style-name="Table7.2">
          <table:table-cell table:style-name="Table7.A2" office:value-type="string">
            <text:p text:style-name="P1"><text:span text:style-name="T26">Transaction ordering (</text:span><text:a xlink:type="simple" xlink:href="https://github.com/InferenceAG/TezosSmartContractDetails/blob/master/items/TSCD-017.md" text:style-name="ListLabel_20_102" text:visited-style-name="ListLabel_20_102"><text:span text:style-name="T18">TSCD-017</text:span></text:a><text:span text:style-name="T26">)</text:span></text:p>
            <text:p text:style-name="P1"><text:span text:style-name="T27">Analyze whether a smart contract solution is susceptible to any beneficial attacks by transaction ordering by third parties (mempool observers, meta transaction relayers, bakers, etc.) and whether appropriate countermeasures are in place.</text:span></text:p>
          </table:table-cell>
          <table:table-cell table:style-name="Table7.B2" office:value-type="string">
            <text:p text:style-name="P7"/>
          </table:table-cell>
        </table:table-row>
        <table:table-row table:style-name="Table7.2">
          <table:table-cell table:style-name="Table7.A3" office:value-type="string">
            <text:p text:style-name="P1"><text:span text:style-name="T26">Transaction delays (</text:span><text:a xlink:type="simple" xlink:href="https://github.com/InferenceAG/TezosSmartContractDetails/blob/master/items/TSCD-020.md" text:style-name="ListLabel_20_102" text:visited-style-name="ListLabel_20_102"><text:span text:style-name="T18">TSCD-020</text:span></text:a><text:span text:style-name="T26">)</text:span></text:p>
            <text:p text:style-name="P1"><text:span text:style-name="T27">Analyse whether a smart contract solution creates a disadvantage for its users, if a transaction is delayed by nature or on purpose (meta transaction relayers, bakers, etc.).</text:span></text:p>
          </table:table-cell>
          <table:table-cell table:style-name="Table7.B3" office:value-type="string">
            <text:p text:style-name="P7"/>
          </table:table-cell>
        </table:table-row>
        <table:table-row table:style-name="Table7.2">
          <table:table-cell table:style-name="Table7.A4" office:value-type="string">
            <text:p text:style-name="P1"><text:span text:style-name="T26">0tez transaction to implicit address</text:span></text:p>
            <text:p text:style-name="P1"><text:span text:style-name="T27">Analyse whether the smart contract may forges any transaction with 0tez to an implicit address.</text:span></text:p>
            <text:p text:style-name="P15"/>
            <text:p text:style-name="P1"><text:span text:style-name="T27">Note: </text:span></text:p>
            <text:p text:style-name="P1"><text:span text:style-name="T27">Any transaction with 0tez to an implicit account will fail.</text:span></text:p>
          </table:table-cell>
          <table:table-cell table:style-name="Table7.B4" office:value-type="string">
            <text:p text:style-name="P7"/>
          </table:table-cell>
        </table:table-row>
        <table:table-row table:style-name="Table7.2">
          <table:table-cell table:style-name="Table7.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7.B5" office:value-type="string">
            <text:p text:style-name="P5"/>
          </table:table-cell>
        </table:table-row>
      </table:table>
      <text:p text:style-name="Heading_20_2"><text:bookmark text:name="_xeipe3yblqw9"/></text:p>
      <text:p text:style-name="P43"><text:bookmark text:name="_daobbt6dkf91"/>Entrypoint specific</text:p>
      <text:p text:style-name="Standard">The following checklist tables have to be applied per entrypoint.</text:p>
      <text:p text:style-name="Heading_20_3"><text:bookmark text:name="_qfft2bmu5vnv"/>General</text:p>
      <table:table table:name="Table8" table:style-name="Table8">
        <table:table-column table:style-name="Table8.A"/>
        <table:table-column table:style-name="Table8.B"/>
        <table:table-row table:style-name="Table8.1">
          <table:table-cell table:style-name="Table8.A1" office:value-type="string">
            <text:p text:style-name="P6"><text:span text:style-name="T4">Description</text:span></text:p>
          </table:table-cell>
          <table:table-cell table:style-name="Table8.A1" office:value-type="string">
            <text:p text:style-name="P6"><text:span text:style-name="T4">Result</text:span></text:p>
          </table:table-cell>
        </table:table-row>
        <table:table-row table:style-name="Table8.2">
          <table:table-cell table:style-name="Table8.A2" office:value-type="string">
            <text:p text:style-name="P1"><text:span text:style-name="T6">Entrypoint documentation &amp; specification</text:span></text:p>
            <text:p text:style-name="P1"><text:span text:style-name="T5">Check documentation and specification for this entrypoint. The documentation/specification should at least provide information about:</text:span></text:p>
            <text:list xml:id="list3662092986" text:style-name="WWNum7">
              <text:list-item>
                <text:p text:style-name="P33"><text:span text:style-name="T5">Description what the entrypoint is for and what it should do</text:span></text:p>
              </text:list-item>
              <text:list-item>
                <text:p text:style-name="P33"><text:span text:style-name="T5">Meaning and types of input parameters / arguments</text:span></text:p>
              </text:list-item>
              <text:list-item>
                <text:p text:style-name="P33"><text:span text:style-name="T5">Pre conditions (e.g.who can call the entrypoint)</text:span></text:p>
              </text:list-item>
              <text:list-item>
                <text:p text:style-name="P33"><text:span text:style-name="T5">Post conditions</text:span></text:p>
              </text:list-item>
              <text:list-item>
                <text:p text:style-name="P33"><text:span text:style-name="T5">Returned operations (transfers, contract origination, etc.)</text:span></text:p>
              </text:list-item>
            </text:list>
          </table:table-cell>
          <table:table-cell table:style-name="Table8.B2" office:value-type="string">
            <text:p text:style-name="P13"/>
          </table:table-cell>
        </table:table-row>
        <table:table-row table:style-name="Table8.2">
          <table:table-cell table:style-name="Table8.A3" office:value-type="string">
            <text:p text:style-name="P1"><text:span text:style-name="T6">Entrypoint and entrypoint parameters (</text:span><text:a xlink:type="simple" xlink:href="https://github.com/InferenceAG/TezosSmartContractDetails/blob/master/items/TSCD-001.md" text:style-name="ListLabel_20_101" text:visited-style-name="ListLabel_20_101"><text:span text:style-name="T17">TSCD-001</text:span></text:a><text:span text:style-name="T6">)</text:span></text:p>
            <text:p text:style-name="P1"><text:span text:style-name="T5">Check entrypoint parameters for its purpose and whether the entrypoint and all of its parameters are really required. Also check whether parameters can be used in a way different to the specification of the entrypoint.</text:span></text:p>
            <text:p text:style-name="P8"/>
            <text:p text:style-name="P1"><text:span text:style-name="T8">Example:</text:span></text:p>
            <text:p text:style-name="P1"><text:span text:style-name="T5">A “from” parameter is not required if the entrypoint is always sending tez from “sender” or “source” address to a destination address.</text:span></text:p>
          </table:table-cell>
          <table:table-cell table:style-name="Table8.B3" office:value-type="string">
            <text:p text:style-name="P7"/>
          </table:table-cell>
        </table:table-row>
        <table:table-row table:style-name="Table8.2">
          <table:table-cell table:style-name="Table8.A4" office:value-type="string">
            <text:p text:style-name="P1"><text:span text:style-name="T6">Entrypoint parameter types</text:span></text:p>
            <text:p text:style-name="P1"><text:span text:style-name="T5">Check entrypoint parameters whether they have the appropriate type.</text:span></text:p>
            <text:p text:style-name="P8"/>
            <text:p text:style-name="P1"><text:span text:style-name="T8">Example:</text:span></text:p>
            <text:p text:style-name="P1"><text:span text:style-name="T5">A number which is always positive by design/specification such as e.g. a token amount should be of type NAT and not INT.</text:span></text:p>
          </table:table-cell>
          <table:table-cell table:style-name="Table8.B4" office:value-type="string">
            <text:p text:style-name="P13"/>
          </table:table-cell>
        </table:table-row>
        <table:table-row table:style-name="Table8.2">
          <table:table-cell table:style-name="Table8.A5" office:value-type="string">
            <text:p text:style-name="P1"><text:span text:style-name="T6">Authorization check (</text:span><text:a xlink:type="simple" xlink:href="https://github.com/InferenceAG/TezosSmartContractDetails/blob/master/items/TSCD-004.md" text:style-name="ListLabel_20_101" text:visited-style-name="ListLabel_20_101"><text:span text:style-name="T17">TSCD-004</text:span></text:a><text:span text:style-name="T6">, </text:span><text:a xlink:type="simple" xlink:href="https://github.com/InferenceAG/TezosSmartContractDetails/blob/master/items/TSCD-006.md" text:style-name="ListLabel_20_101" text:visited-style-name="ListLabel_20_101"><text:span text:style-name="T17">TSCD-006</text:span></text:a><text:span text:style-name="T6">)</text:span></text:p>
            <text:p text:style-name="P1"><text:span text:style-name="T5">Check entrypoint implementation whether an authorization check is implemented and check whether implementation is correctly performing according to the entrypoint’s specification.</text:span></text:p>
            <text:p text:style-name="P8"/>
            <text:p text:style-name="P1"><text:span text:style-name="T8">Consider:</text:span></text:p>
            <text:p text:style-name="P1"><text:span text:style-name="T5">“sender” vs “source” instruction to obtain the correct address.</text:span></text:p>
          </table:table-cell>
          <table:table-cell table:style-name="Table8.B5" office:value-type="string">
            <text:p text:style-name="P7"/>
          </table:table-cell>
        </table:table-row>
        <table:table-row table:style-name="Table8.2">
          <table:table-cell table:style-name="Table8.A6" office:value-type="string">
            <text:p text:style-name="P1"><text:span text:style-name="T6">Handling of transferred tez (</text:span><text:a xlink:type="simple" xlink:href="https://github.com/InferenceAG/TezosSmartContractDetails/blob/master/items/TSCD-011.md" text:style-name="ListLabel_20_101" text:visited-style-name="ListLabel_20_101"><text:span text:style-name="T17">TSCD-011</text:span></text:a><text:span text:style-name="T6">)</text:span></text:p>
            <text:p text:style-name="P1"><text:span text:style-name="T5">Check whether the entrypoint is correctly dealing with tez transferred to and check whether this is in line with the entrypoint’s specification.</text:span></text:p>
            <text:p text:style-name="P8"/>
            <text:p text:style-name="P1"><text:span text:style-name="T8">Additional note:</text:span></text:p>
            <text:p text:style-name="P1"><text:span text:style-name="T5">In general, the entrypoint should fail, if the entrypoint does not expect any tez. </text:span></text:p>
            <text:p text:style-name="P1"><text:span text:style-name="T5">If the entrypoint is accepting tez, ensure that the tez is correctly handled by checking e.g. that any balance tracking values are correctly updated.</text:span></text:p>
          </table:table-cell>
          <table:table-cell table:style-name="Table8.B6" office:value-type="string">
            <text:p text:style-name="P14"/>
          </table:table-cell>
        </table:table-row>
        <table:table-row table:style-name="Table8.2">
          <table:table-cell table:style-name="Table8.A7" office:value-type="string">
            <text:p text:style-name="P1"><text:span text:style-name="T22">Callbacks: Information obtained from other contracts (</text:span><text:a xlink:type="simple" xlink:href="https://github.com/InferenceAG/TezosSmartContractDetails/blob/master/items/TSCD-014.md" text:style-name="ListLabel_20_101" text:visited-style-name="ListLabel_20_101"><text:span text:style-name="T17">TSCD-014</text:span></text:a><text:span text:style-name="T22">)</text:span></text:p>
            <text:p text:style-name="P26"><text:span text:style-name="T5">Check if entrypoint’s code is correctly handling information obtained from other contracts using callbacks. </text:span></text:p>
            <text:p text:style-name="P27"/>
            <text:p text:style-name="P26"><text:span text:style-name="T5">In case the entrypoint is a “setter” entrypoint in a callback scheme, also analyze whether appropriate checks are implemented to ensure only intended contracts within the correct operation flow can call this setter function.</text:span></text:p>
            <text:p text:style-name="P27"/>
            <text:p text:style-name="P26"><text:span text:style-name="T5">Additional note:</text:span></text:p>
            <text:p text:style-name="P26"><text:span text:style-name="T5">Due to Tezos message passing style the operation is executed, after the entrypoint’s code has been executed. Thus, values called via an operation are not immediately available.</text:span></text:p>
            <text:p text:style-name="P27"/>
            <text:p text:style-name="P26"><text:span text:style-name="T5">Additional note:</text:span></text:p>
            <text:p text:style-name="P26"><text:span text:style-name="T5">In general, avoid obtaining information from other contracts, if possible. Consider implementing and using “on-chain views”.</text:span></text:p>
          </table:table-cell>
          <table:table-cell table:style-name="Table8.B7" office:value-type="string">
            <text:p text:style-name="P13"/>
          </table:table-cell>
        </table:table-row>
        <table:table-row table:style-name="Table8.2">
          <table:table-cell table:style-name="Table8.A8" office:value-type="string">
            <text:p text:style-name="P1"><text:span text:style-name="T6">Calls to untrusted addresses (</text:span><text:a xlink:type="simple" xlink:href="https://github.com/InferenceAG/TezosSmartContractDetails/blob/master/items/TSCD-009.md" text:style-name="ListLabel_20_101" text:visited-style-name="ListLabel_20_101"><text:span text:style-name="T17">TSCD-009</text:span></text:a><text:span text:style-name="T6"> &amp; </text:span><text:a xlink:type="simple" xlink:href="https://github.com/InferenceAG/TezosSmartContractDetails/blob/master/items/TSCD-013.md" text:style-name="ListLabel_20_101" text:visited-style-name="ListLabel_20_101"><text:span text:style-name="T17">TSCD-013</text:span></text:a><text:span text:style-name="T6">)</text:span></text:p>
            <text:p text:style-name="P1"><text:span text:style-name="T5">In case the entrypoint is crafting operations to untrusted contracts, carefully analyse for any security risk/issues, since the called addresses may not act in the way the smart contract coder assumes.</text:span></text:p>
            <text:p text:style-name="P8"/>
            <text:p text:style-name="P1"><text:span text:style-name="T5">Potential security risks are:<text:tab/></text:span></text:p>
            <text:list xml:id="list979468735" text:style-name="WWNum11">
              <text:list-item>
                <text:p text:style-name="P34"><text:span text:style-name="T5">Gas exhausting attacks</text:span></text:p>
              </text:list-item>
              <text:list-item>
                <text:p text:style-name="P34"><text:span text:style-name="T5">DoS attacks</text:span></text:p>
              </text:list-item>
              <text:list-item>
                <text:p text:style-name="P34"><text:span text:style-name="T5">Providing wrong answers / values</text:span></text:p>
              </text:list-item>
              <text:list-item>
                <text:p text:style-name="P34"><text:span text:style-name="T5">Reentrancy and call ordering attacks</text:span></text:p>
              </text:list-item>
              <text:list-item>
                <text:p text:style-name="P34"><text:span text:style-name="T5">Replacement of code (using lambda functions stored in big_maps)</text:span></text:p>
              </text:list-item>
              <text:list-item>
                <text:p text:style-name="P34"><text:span text:style-name="T5">Destination contract can make the whole transaction to fail</text:span></text:p>
              </text:list-item>
            </text:list>
            <text:p text:style-name="P8"/>
            <text:p text:style-name="P1"><text:span text:style-name="T8">Consider and investigate:</text:span></text:p>
            <text:list xml:id="list44053636142898" text:continue-numbering="true" text:style-name="WWNum11">
              <text:list-item>
                <text:p text:style-name="P34"><text:span text:style-name="T5">Contract allows the registration of arbitrary addresses - implicit, but also smart contract addresses. </text:span></text:p>
              </text:list-item>
              <text:list-item>
                <text:p text:style-name="P34"><text:span text:style-name="T5">Any tez payout functions. Note: Generally it is recommended to implement a solution where users have to claim their payout instead that the contract pays tez out. </text:span></text:p>
              </text:list-item>
              <text:list-item>
                <text:p text:style-name="P34"><text:span text:style-name="T5">Consider implementing a check that excludes that callee can be a smart contract (SmartPy: “sp.sender &lt;= "tz3jfebmewtfXYD1Xef34TwrfMg2rrrw6oum")</text:span></text:p>
              </text:list-item>
            </text:list>
            <text:p text:style-name="P8"/>
            <text:p text:style-name="P1"><text:span text:style-name="T5">See also the token integration checklist:</text:span></text:p>
            <text:p text:style-name="P1"><text:a xlink:type="simple" xlink:href="https://gitlab.com/camlcase-dev/dexter/-/blob/develop/docs/token-integration.md" text:style-name="ListLabel_20_103" text:visited-style-name="ListLabel_20_103"><text:span text:style-name="T19">https://gitlab.com/camlcase-dev/dexter/-/blob/develop/docs/token-integration.md</text:span></text:a></text:p>
          </table:table-cell>
          <table:table-cell table:style-name="Table8.B8" office:value-type="string">
            <text:p text:style-name="P13"/>
          </table:table-cell>
        </table:table-row>
        <table:table-row table:style-name="Table8.2">
          <table:table-cell table:style-name="Table8.A9" office:value-type="string">
            <text:p text:style-name="P1"><text:span text:style-name="T6">Operation ordering (</text:span><text:a xlink:type="simple" xlink:href="https://github.com/InferenceAG/TezosSmartContractDetails/blob/master/items/TSCD-015.md" text:style-name="ListLabel_20_101" text:visited-style-name="ListLabel_20_101"><text:span text:style-name="T17">TSCD-015</text:span></text:a><text:span text:style-name="T6">)</text:span></text:p>
            <text:p text:style-name="P1"><text:span text:style-name="T5">Check whether the operations crafted by the entrypoint are in the correct logical order and in line with the entrypoint’s specification.</text:span></text:p>
          </table:table-cell>
          <table:table-cell table:style-name="Table8.B9" office:value-type="string">
            <text:p text:style-name="P7"/>
          </table:table-cell>
        </table:table-row>
        <table:table-row table:style-name="Table8.2">
          <table:table-cell table:style-name="Table8.A10" office:value-type="string">
            <text:p text:style-name="P1"><text:span text:style-name="T6">Processing with wrong values (check in Michelson) </text:span></text:p>
            <text:p text:style-name="P1"><text:span text:style-name="T5">Check whether the entrypoint is correctly processing values.</text:span></text:p>
            <text:p text:style-name="P8"/>
            <text:p text:style-name="P1"><text:span text:style-name="T8">Example:</text:span></text:p>
            <text:list xml:id="list3376025077" text:style-name="WWNum1">
              <text:list-item>
                <text:p text:style-name="P35"><text:span text:style-name="T5">Subsequent code takes an initial storage or entrypoint value instead of an updated value.</text:span></text:p>
              </text:list-item>
              <text:list-item>
                <text:p text:style-name="P35"><text:span text:style-name="T5">Subsequent code takes an already calculated value instead of the original value provided via a storage or an entrypoint parameter.</text:span></text:p>
              </text:list-item>
            </text:list>
          </table:table-cell>
          <table:table-cell table:style-name="Table8.B10" office:value-type="string">
            <text:p text:style-name="Standard"/>
          </table:table-cell>
        </table:table-row>
        <table:table-row table:style-name="Table8.2">
          <table:table-cell table:style-name="Table8.A11" office:value-type="string">
            <text:p text:style-name="P1"><text:span text:style-name="T6">Storing of wrong values (check in Michelson)</text:span></text:p>
            <text:p text:style-name="P1"><text:span text:style-name="T5">Check whether the entrypoint’s resulting storage has wrong (updated) values in.</text:span></text:p>
            <text:p text:style-name="P8"/>
            <text:p text:style-name="P1"><text:span text:style-name="T8">Example:</text:span></text:p>
            <text:p text:style-name="P1"><text:span text:style-name="T5">The values in the output storage may not be the final calculated values, but the input values or some intermediary calculated values due to wrong storage handling by the entrypoint’s code. Lookout for Michelson instructions such as: Update, Update n, and Pair. </text:span></text:p>
          </table:table-cell>
          <table:table-cell table:style-name="Table8.B11" office:value-type="string">
            <text:p text:style-name="Standard"/>
          </table:table-cell>
        </table:table-row>
        <table:table-row table:style-name="Table8.2">
          <table:table-cell table:style-name="Table8.A12" office:value-type="string">
            <text:p text:style-name="P1"><text:span text:style-name="T6">Calculations</text:span></text:p>
            <text:p text:style-name="P1"><text:span text:style-name="T5">Include “calculations” test cases in case the entrypoint has any calculations in.</text:span></text:p>
          </table:table-cell>
          <table:table-cell table:style-name="Table8.B12" office:value-type="string">
            <text:p text:style-name="P16"/>
          </table:table-cell>
        </table:table-row>
        <table:table-row table:style-name="Table8.2">
          <table:table-cell table:style-name="Table8.A13" office:value-type="string">
            <text:p text:style-name="P1"><text:span text:style-name="T6">Testing</text:span></text:p>
            <text:p text:style-name="P1"><text:span text:style-name="T5">Check whether the on-chain view is appropriately covered with testing. Consider coverage with unit testing, integration testing, and mutation testing.</text:span></text:p>
          </table:table-cell>
          <table:table-cell table:style-name="Table8.B13" office:value-type="string">
            <text:p text:style-name="P13"/>
          </table:table-cell>
        </table:table-row>
        <table:table-row table:style-name="Table8.2">
          <table:table-cell table:style-name="Table8.A14"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8.B14" office:value-type="string">
            <text:p text:style-name="P5"/>
          </table:table-cell>
        </table:table-row>
      </table:table>
      <text:p text:style-name="Heading_20_3"><text:bookmark text:name="_4ial9wvpg84n"/>SmartPy</text:p>
      <text:p text:style-name="Standard">The following test cases are related to SmartPy. However, both should be already detected, if Michelson code is reviewed in the entrypoint test cases above.</text:p>
      <table:table table:name="Table9" table:style-name="Table9">
        <table:table-column table:style-name="Table9.A"/>
        <table:table-column table:style-name="Table9.B"/>
        <text:soft-page-break/>
        <table:table-row table:style-name="Table9.1">
          <table:table-cell table:style-name="Table9.A1" office:value-type="string">
            <text:p text:style-name="P6"><text:span text:style-name="T4">Description</text:span></text:p>
          </table:table-cell>
          <table:table-cell table:style-name="Table9.A1" office:value-type="string">
            <text:p text:style-name="P6"><text:span text:style-name="T4">Result</text:span></text:p>
          </table:table-cell>
        </table:table-row>
        <table:table-row table:style-name="Table9.2">
          <table:table-cell table:style-name="Table9.A2" office:value-type="string">
            <text:p text:style-name="P1"><text:span text:style-name="T6">SmartPy: Inadvertent meta-programmation with control statements (</text:span><text:a xlink:type="simple" xlink:href="https://github.com/InferenceAG/TezosSmartContractDetails/blob/master/items/TSCD-021.md" text:style-name="ListLabel_20_101" text:visited-style-name="ListLabel_20_101"><text:span text:style-name="T17">TSCD-021</text:span></text:a><text:span text:style-name="T6">)</text:span></text:p>
            <text:p text:style-name="P1"><text:span text:style-name="T5">Check control statements in SmartPy code whether they are correctly used and produce the desired/specified programmatic flow.</text:span></text:p>
          </table:table-cell>
          <table:table-cell table:style-name="Table9.B2" office:value-type="string">
            <text:p text:style-name="P13"/>
          </table:table-cell>
        </table:table-row>
        <table:table-row table:style-name="Table9.2">
          <table:table-cell table:style-name="Table9.A3" office:value-type="string">
            <text:p text:style-name="P1"><text:span text:style-name="T6">SmartPy. Using sp.local together with maps / big_maps (</text:span><text:a xlink:type="simple" xlink:href="https://github.com/InferenceAG/TezosSmartContractDetails/blob/master/items/TSCD-025.md" text:style-name="ListLabel_20_101" text:visited-style-name="ListLabel_20_101"><text:span text:style-name="T17">TSCD-025</text:span></text:a><text:span text:style-name="T6">)</text:span></text:p>
            <text:p text:style-name="P1"><text:span text:style-name="T5">Check whether big_map / map values stored and modified in sp.local derived variables are correctly written back to the map / big_map.</text:span></text:p>
          </table:table-cell>
          <table:table-cell table:style-name="Table9.B3" office:value-type="string">
            <text:p text:style-name="P13"/>
          </table:table-cell>
        </table:table-row>
      </table:table>
      <text:p text:style-name="Heading_20_2"><text:bookmark text:name="_bu306grvi7we"/></text:p>
      <text:p text:style-name="P43"><text:bookmark text:name="_72x42gfmxxgv"/>On-chain view specific</text:p>
      <text:p text:style-name="Standard">The following checklist table has to be applied per each declaration of a on-chain view in own code, but also for called on-chain views:</text:p>
      <table:table table:name="Table10" table:style-name="Table10">
        <table:table-column table:style-name="Table10.A"/>
        <table:table-column table:style-name="Table10.B"/>
        <table:table-row table:style-name="Table10.1">
          <table:table-cell table:style-name="Table10.A1" office:value-type="string">
            <text:p text:style-name="P6"><text:span text:style-name="T4">Description</text:span></text:p>
          </table:table-cell>
          <table:table-cell table:style-name="Table10.A1" office:value-type="string">
            <text:p text:style-name="P6"><text:span text:style-name="T4">Result</text:span></text:p>
          </table:table-cell>
        </table:table-row>
        <table:table-row table:style-name="Table10.2">
          <table:table-cell table:style-name="Table10.A2" office:value-type="string">
            <text:p text:style-name="P1"><text:span text:style-name="T6">On-chain view documentation &amp; specification</text:span></text:p>
            <text:p text:style-name="P1"><text:span text:style-name="T5">Check documentation and specification for this on-chain view. The documentation/specification should at least provide information about:</text:span></text:p>
            <text:list xml:id="list1068671397" text:style-name="WWNum8">
              <text:list-item>
                <text:p text:style-name="P36"><text:span text:style-name="T5">Description what the on-chain view is for and what it should do</text:span></text:p>
              </text:list-item>
              <text:list-item>
                <text:p text:style-name="P36"><text:span text:style-name="T5">Pre conditions </text:span></text:p>
              </text:list-item>
              <text:list-item>
                <text:p text:style-name="P36"><text:span text:style-name="T5">Post conditions</text:span></text:p>
              </text:list-item>
              <text:list-item>
                <text:p text:style-name="P36"><text:span text:style-name="T5">Meaning and types of input parameters / arguments</text:span></text:p>
              </text:list-item>
            </text:list>
          </table:table-cell>
          <table:table-cell table:style-name="Table10.B2" office:value-type="string">
            <text:p text:style-name="P7"/>
          </table:table-cell>
        </table:table-row>
        <table:table-row table:style-name="Table10.2">
          <table:table-cell table:style-name="Table10.A3" office:value-type="string">
            <text:p text:style-name="P1"><text:span text:style-name="T6">On-chain view input parameters</text:span></text:p>
            <text:p text:style-name="P1"><text:span text:style-name="T5">Check on-chain view input parameters for its purpose and whether parameters are really required. Also check whether parameters can be used in a way different to the specification of the on-chain view.</text:span></text:p>
          </table:table-cell>
          <table:table-cell table:style-name="Table10.B3" office:value-type="string">
            <text:p text:style-name="P13"/>
          </table:table-cell>
        </table:table-row>
        <table:table-row table:style-name="Table10.2">
          <table:table-cell table:style-name="Table10.A4" office:value-type="string">
            <text:p text:style-name="P1"><text:span text:style-name="T6">On-chain view input parameters types</text:span></text:p>
            <text:p text:style-name="P1"><text:span text:style-name="T5">Check on-chain view input parameters whether they have the appropriate type.</text:span></text:p>
            <text:p text:style-name="P8"/>
            <text:p text:style-name="P1"><text:span text:style-name="T8">Example:</text:span></text:p>
            <text:p text:style-name="P1"><text:span text:style-name="T5">A number which is always positive by design/specification such as e.g. a token amount should be of type NAT and not INT.</text:span></text:p>
          </table:table-cell>
          <table:table-cell table:style-name="Table10.B4" office:value-type="string">
            <text:p text:style-name="P13"/>
          </table:table-cell>
        </table:table-row>
        <table:table-row table:style-name="Table10.2">
          <table:table-cell table:style-name="Table10.A5" office:value-type="string">
            <text:p text:style-name="P1"><text:span text:style-name="T6">Calculation with wrong values(check in Michelson)</text:span></text:p>
            <text:p text:style-name="P1"><text:span text:style-name="T5">Check whether the on-chain view is correctly processing values.</text:span></text:p>
            <text:p text:style-name="P8"/>
            <text:p text:style-name="P1"><text:span text:style-name="T8">Example:</text:span></text:p>
            <text:list xml:id="list2580391450" text:style-name="WWNum6">
              <text:list-item>
                <text:p text:style-name="P37"><text:span text:style-name="T5">Subsequent code is taking an initial storage or on-chain view value instead of an updated value.</text:span></text:p>
              </text:list-item>
              <text:list-item>
                <text:p text:style-name="P37"><text:span text:style-name="T5">Subsequent code is taking an already calculated value instead of the original value provided via storage or on-chain view parameter.</text:span></text:p>
              </text:list-item>
            </text:list>
          </table:table-cell>
          <table:table-cell table:style-name="Table10.B5" office:value-type="string">
            <text:p text:style-name="Standard"/>
          </table:table-cell>
        </table:table-row>
        <table:table-row table:style-name="Table10.2">
          <table:table-cell table:style-name="Table10.A6" office:value-type="string">
            <text:p text:style-name="P1"><text:span text:style-name="T6">Storing of wrong values (check in Michelson)</text:span></text:p>
            <text:p text:style-name="P1"><text:span text:style-name="T5">Check whether the on-chain view’s result has the wrong values in.</text:span></text:p>
          </table:table-cell>
          <table:table-cell table:style-name="Table10.B6" office:value-type="string">
            <text:p text:style-name="Standard"/>
          </table:table-cell>
        </table:table-row>
        <table:table-row table:style-name="Table10.2">
          <table:table-cell table:style-name="Table10.A7" office:value-type="string">
            <text:p text:style-name="P1"><text:span text:style-name="T6">Calling untrusted on-chain views</text:span></text:p>
            <text:p text:style-name="P1"><text:span text:style-name="T5">In case the code is calling an untrusted on-chain view, potential security risks have to be carefully assessed.</text:span></text:p>
            <text:p text:style-name="P8"/>
            <text:p text:style-name="P1"><text:span text:style-name="T5">Potential security risks are:<text:tab/></text:span></text:p>
            <text:list xml:id="list44053406388645" text:continue-list="list44053636142898" text:style-name="WWNum11">
              <text:list-item>
                <text:p text:style-name="P34"><text:span text:style-name="T5">Gas exhausting attacks</text:span></text:p>
              </text:list-item>
              <text:list-item>
                <text:p text:style-name="P34"><text:span text:style-name="T5">DoS attacks</text:span></text:p>
              </text:list-item>
              <text:list-item>
                <text:p text:style-name="P34"><text:span text:style-name="T5">Providing wrong answers / values</text:span></text:p>
              </text:list-item>
              <text:list-item>
                <text:p text:style-name="P34"><text:span text:style-name="T5">Replacement of code (using of lambda functions stored in big_maps)</text:span></text:p>
              </text:list-item>
            </text:list>
          </table:table-cell>
          <table:table-cell table:style-name="Table10.B7" office:value-type="string">
            <text:p text:style-name="P16"/>
          </table:table-cell>
        </table:table-row>
        <table:table-row table:style-name="Table10.2">
          <table:table-cell table:style-name="Table10.A8" office:value-type="string">
            <text:p text:style-name="P1"><text:span text:style-name="T6">Calculations</text:span></text:p>
            <text:p text:style-name="P1"><text:span text:style-name="T5">Include “calculations” test cases in case the entrypoint has any calculations in.</text:span></text:p>
          </table:table-cell>
          <table:table-cell table:style-name="Table10.B8" office:value-type="string">
            <text:p text:style-name="P16"/>
          </table:table-cell>
        </table:table-row>
        <table:table-row table:style-name="Table10.2">
          <table:table-cell table:style-name="Table10.A9" office:value-type="string">
            <text:p text:style-name="P1"><text:span text:style-name="T6">Testing</text:span></text:p>
            <text:p text:style-name="P1"><text:span text:style-name="T5">Check whether the on-chain view is appropriately covered with testing. Consider coverage with unit testing, integration testing, and mutation testing.</text:span></text:p>
          </table:table-cell>
          <table:table-cell table:style-name="Table10.B9" office:value-type="string">
            <text:p text:style-name="P13"/>
          </table:table-cell>
        </table:table-row>
        <table:table-row table:style-name="Table10.2">
          <table:table-cell table:style-name="Table10.A10" office:value-type="string">
            <text:p text:style-name="P1"><text:span text:style-name="T6">Other checks and <text:s/>observations</text:span></text:p>
            <text:p text:style-name="P1"><text:span text:style-name="T5">Placeholder for adding checks and observations, which are not in the default checklist.</text:span></text:p>
          </table:table-cell>
          <table:table-cell table:style-name="Table10.B10" office:value-type="string">
            <text:p text:style-name="P9"/>
          </table:table-cell>
        </table:table-row>
      </table:table>
      <text:p text:style-name="Heading_20_2"><text:bookmark text:name="_uov3k29fadzd"/></text:p>
      <text:p text:style-name="P43"><text:bookmark text:name="_lvvrd2jq8njq"/>Calculations</text:p>
      <text:p text:style-name="Standard">The checklist table “calculations” has to be applied in case there are calculations done within an entrypoint or within an on-chain view.</text:p>
      <table:table table:name="Table11" table:style-name="Table11">
        <table:table-column table:style-name="Table11.A"/>
        <table:table-column table:style-name="Table11.B"/>
        <table:table-row table:style-name="Table11.1">
          <table:table-cell table:style-name="Table11.A1" office:value-type="string">
            <text:p text:style-name="P6"><text:span text:style-name="T4">Description</text:span></text:p>
          </table:table-cell>
          <table:table-cell table:style-name="Table11.A1" office:value-type="string">
            <text:p text:style-name="P6"><text:span text:style-name="T4">Result</text:span></text:p>
          </table:table-cell>
        </table:table-row>
        <table:table-row table:style-name="Table11.2">
          <table:table-cell table:style-name="Table11.A2" office:value-type="string">
            <text:p text:style-name="P1"><text:span text:style-name="T6">Euclidian division and bit shifts (</text:span><text:a xlink:type="simple" xlink:href="https://github.com/InferenceAG/TezosSmartContractDetails/blob/master/items/TSCD-016.md" text:style-name="ListLabel_20_101" text:visited-style-name="ListLabel_20_101"><text:span text:style-name="T17">TSCD-016</text:span></text:a><text:span text:style-name="T6">)</text:span></text:p>
            <text:p text:style-name="P1"><text:span text:style-name="T5">Check every division and bit shift to the right whether in-accuracy of calculation can not be exploited. </text:span></text:p>
            <text:p text:style-name="P10"/>
            <text:p text:style-name="P1"><text:span text:style-name="T8">Additional note:</text:span></text:p>
            <text:p text:style-name="P1"><text:span text:style-name="T5">Avoid using divisions and use multiplications for comparisons, if possible.</text:span></text:p>
            <text:p text:style-name="P1"><text:span text:style-name="T5">Example:</text:span></text:p>
            <text:p text:style-name="P1"><text:span text:style-name="T5">A user has “a” tokens of a token where in total “A” tokens exist in the pool, but the user also has b tokens of B tokens. Of which token does the user have a bigger share? Instead of comparing “a/A” with “b/B”, you can prevent a division by comparing a * B with b * A. (Note: only valid in case A and B are both positive or negative numbers).</text:span></text:p>
          </table:table-cell>
          <table:table-cell table:style-name="Table11.B2" office:value-type="string">
            <text:p text:style-name="P7"/>
          </table:table-cell>
        </table:table-row>
        <table:table-row table:style-name="Table11.2">
          <table:table-cell table:style-name="Table11.A3" office:value-type="string">
            <text:p text:style-name="P1"><text:span text:style-name="T6">Imprecise numbers (Euclidian division and bit shifts) (</text:span><text:a xlink:type="simple" xlink:href="https://github.com/InferenceAG/TezosSmartContractDetails/blob/master/items/TSCD-016.md" text:style-name="ListLabel_20_101" text:visited-style-name="ListLabel_20_101"><text:span text:style-name="T17">TSCD-016</text:span></text:a><text:span text:style-name="T6">)</text:span></text:p>
            <text:p text:style-name="P1"><text:span text:style-name="T5">Check whether (internal) used and/or stored numbers are sufficiently precise to reflect the desired design.</text:span></text:p>
            <text:p text:style-name="P8"/>
            <text:p text:style-name="P1"><text:span text:style-name="T8">Example:</text:span></text:p>
            <text:p text:style-name="P1"><text:span text:style-name="T5">Calculating and compounding of a yearly interest rate of 0.9%: A user having 100 tokens would never earn any interests, since 100n * 9n/1000n = 0tokens. Thus, based on the specification / definition this may be inappropriate, since accumulation of interest (compounding) would not be done, if this rate is applied all the time with an imprecise value to store the token.</text:span></text:p>
          </table:table-cell>
          <table:table-cell table:style-name="Table11.B3" office:value-type="string">
            <text:p text:style-name="P7"/>
          </table:table-cell>
        </table:table-row>
        <table:table-row table:style-name="Table11.2">
          <table:table-cell table:style-name="Table11.A4" office:value-type="string">
            <text:p text:style-name="P1"><text:span text:style-name="T6">Use of BALANCE instruction (</text:span><text:a xlink:type="simple" xlink:href="https://github.com/InferenceAG/TezosSmartContractDetails/blob/master/items/TSCD-023.md" text:style-name="ListLabel_20_101" text:visited-style-name="ListLabel_20_101"><text:span text:style-name="T17">TSCD-023</text:span></text:a><text:span text:style-name="T6">)</text:span></text:p>
            <text:p text:style-name="P1"><text:span text:style-name="T5">Check whether BALANCE instruction is appropriately used.</text:span></text:p>
          </table:table-cell>
          <table:table-cell table:style-name="Table11.B4" office:value-type="string">
            <text:p text:style-name="Standard"/>
          </table:table-cell>
        </table:table-row>
        <table:table-row table:style-name="Table11.2">
          <table:table-cell table:style-name="Table11.A5" office:value-type="string">
            <text:p text:style-name="P1"><text:span text:style-name="T6">Mutez overflow/underflow (</text:span><text:a xlink:type="simple" xlink:href="https://github.com/InferenceAG/TezosSmartContractDetails/blob/master/items/TSCD-002.md" text:style-name="ListLabel_20_101" text:visited-style-name="ListLabel_20_101"><text:span text:style-name="T17">TSCD-002</text:span></text:a><text:span text:style-name="T6">)</text:span></text:p>
            <text:p text:style-name="P1"><text:span text:style-name="T5">Mutez values may overflow, since they are 64bit unsigned integers.</text:span></text:p>
            <text:p text:style-name="P8"/>
            <text:p text:style-name="P1"><text:span text:style-name="T8">Additional note:</text:span></text:p>
            <text:p text:style-name="P1"><text:span text:style-name="T5">Overflow/underflow creates a runtime error. Thus, mutez overflows/underflows may lead to unusable smart contracts.</text:span></text:p>
          </table:table-cell>
          <table:table-cell table:style-name="Table11.B5" office:value-type="string">
            <text:p text:style-name="Standard"/>
          </table:table-cell>
        </table:table-row>
        <table:table-row table:style-name="Table11.2">
          <table:table-cell table:style-name="Table11.A6" office:value-type="string">
            <text:p text:style-name="P1"><text:span text:style-name="T6">Variable types</text:span></text:p>
            <text:p text:style-name="P1"><text:span text:style-name="T5">Check locally used parameters whether they have the appropriate type.</text:span></text:p>
            <text:p text:style-name="P8"/>
            <text:p text:style-name="P1"><text:span text:style-name="T8">Example:</text:span></text:p>
            <text:p text:style-name="P1"><text:span text:style-name="T5">A number which is always positive by design/specification such as e.g. a token amount should be of type NAT and not INT.</text:span></text:p>
          </table:table-cell>
          <table:table-cell table:style-name="Table11.B6" office:value-type="string">
            <text:p text:style-name="P7"/>
          </table:table-cell>
        </table:table-row>
        <table:table-row table:style-name="Table11.2">
          <table:table-cell table:style-name="Table11.A7" office:value-type="string">
            <text:p text:style-name="P1"><text:span text:style-name="T6">Explicit usage of Euclidean divisions (SmartPy)</text:span></text:p>
            <text:p text:style-name="P1"><text:span text:style-name="T5">Check whether explicit usage of “//” (or sp.ediv) for Euclidian divisions is used instead of “/”.</text:span></text:p>
            <text:p text:style-name="P12"/>
            <text:p text:style-name="P1"><text:span text:style-name="T8">Additional note:</text:span></text:p>
            <text:p text:style-name="P1"><text:span text:style-name="T5">This is only a suggestion to be more explicit in coding, which may also increase coders' awareness about Euclidean divisions.</text:span></text:p>
          </table:table-cell>
          <table:table-cell table:style-name="Table11.B7" office:value-type="string">
            <text:p text:style-name="P5"/>
          </table:table-cell>
        </table:table-row>
        <table:table-row table:style-name="Table11.2">
          <table:table-cell table:style-name="Table11.A8" office:value-type="string">
            <text:p text:style-name="P1"><text:span text:style-name="T6">Type conversion using “abs” (</text:span><text:a xlink:type="simple" xlink:href="https://github.com/InferenceAG/TezosSmartContractDetails/blob/master/items/TSCD-018.md" text:style-name="ListLabel_20_101" text:visited-style-name="ListLabel_20_101"><text:span text:style-name="T17">TSCD-018</text:span></text:a><text:span text:style-name="T6">)</text:span></text:p>
            <text:p text:style-name="P1"><text:span text:style-name="T5">Check whether code, when using the function “abs” to convert a value of type “INT” to a value of type “NAT”, is ensuring that the value to be converted is not negative.</text:span></text:p>
          </table:table-cell>
          <table:table-cell table:style-name="Table11.B8" office:value-type="string">
            <text:p text:style-name="P5"/>
          </table:table-cell>
        </table:table-row>
        <table:table-row table:style-name="Table11.2">
          <table:table-cell table:style-name="Table11.A9"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11.B9" office:value-type="string">
            <text:p text:style-name="P5"/>
          </table:table-cell>
        </table:table-row>
      </table:table>
      <text:p text:style-name="Heading_20_2"><text:bookmark text:name="_7mhfha98xdcc"/></text:p>
      <text:p text:style-name="P43"><text:bookmark text:name="_seiivvktkez1"/>Specific checklist tables</text:p>
      <text:p text:style-name="Heading_20_3"><text:bookmark text:name="_pmjwx9718u82"/>Admin/operator functions</text:p>
      <table:table table:name="Table12" table:style-name="Table12">
        <table:table-column table:style-name="Table12.A"/>
        <table:table-column table:style-name="Table12.B"/>
        <table:table-row table:style-name="Table12.1">
          <table:table-cell table:style-name="Table12.A1" office:value-type="string">
            <text:p text:style-name="P6"><text:span text:style-name="T4">Description</text:span></text:p>
          </table:table-cell>
          <table:table-cell table:style-name="Table12.A1" office:value-type="string">
            <text:p text:style-name="P6"><text:span text:style-name="T4">Result</text:span></text:p>
          </table:table-cell>
        </table:table-row>
        <table:table-row table:style-name="Table12.2">
          <table:table-cell table:style-name="Table12.A2" office:value-type="string">
            <text:p text:style-name="P1"><text:span text:style-name="T6">Admin/operator lockout</text:span></text:p>
            <text:p text:style-name="P1"><text:span text:style-name="T5">Check in multi-admin/-operator setups whether the contract has a built-in check that the last admin/operator in the list can not be removed without adding a new one.</text:span></text:p>
            <text:p text:style-name="P8"/>
            <text:p text:style-name="P1"><text:span text:style-name="T8">Additional notes: </text:span></text:p>
            <text:p text:style-name="P1"><text:span text:style-name="T5">Sometimes this is done by design, since teams may want to fully remove admin/operators at a later stage.</text:span></text:p>
          </table:table-cell>
          <table:table-cell table:style-name="Table12.B2" office:value-type="string">
            <text:p text:style-name="P13"/>
          </table:table-cell>
        </table:table-row>
        <table:table-row table:style-name="Table12.2">
          <table:table-cell table:style-name="Table12.A3" office:value-type="string">
            <text:p text:style-name="P1"><text:span text:style-name="T6">Replacing of admin/operator accounts (</text:span><text:a xlink:type="simple" xlink:href="https://github.com/InferenceAG/TezosSmartContractDetails/blob/master/items/TSCD-019.md" text:style-name="ListLabel_20_101" text:visited-style-name="ListLabel_20_101"><text:span text:style-name="T17">TSCD-019</text:span></text:a><text:span text:style-name="T6">)</text:span></text:p>
            <text:p text:style-name="P1"><text:span text:style-name="T5">Replacing an admin/operator should be a two-step process to prevent a working admin/operator account from being replaced with a non-working one.</text:span></text:p>
          </table:table-cell>
          <table:table-cell table:style-name="Table12.B3" office:value-type="string">
            <text:p text:style-name="Standard"/>
          </table:table-cell>
        </table:table-row>
        <table:table-row table:style-name="Table12.2">
          <table:table-cell table:style-name="Table12.A4" office:value-type="string">
            <text:p text:style-name="P1"><text:span text:style-name="T6">Correct functioning of multi-voting/approval solutions</text:span></text:p>
            <text:p text:style-name="P1"><text:span text:style-name="T5">Check whether the current voting / approval procedure is in line with the design / specification.</text:span></text:p>
            <text:p text:style-name="P8"/>
            <text:p text:style-name="P1"><text:span text:style-name="T5">In particular, check whether:</text:span></text:p>
            <text:list xml:id="list645432075" text:style-name="WWNum4">
              <text:list-item>
                <text:p text:style-name="P38"><text:span text:style-name="T5">Quorum / threshold is correctly verified ensuring enough votes / approval are required.</text:span></text:p>
              </text:list-item>
              <text:list-item>
                <text:p text:style-name="P38"><text:span text:style-name="T5">Wrong crafted votes/approvals lead to a failure of the execution (veto right)</text:span></text:p>
              </text:list-item>
            </text:list>
          </table:table-cell>
          <table:table-cell table:style-name="Table12.B4" office:value-type="string">
            <text:p text:style-name="P7"/>
          </table:table-cell>
        </table:table-row>
        <table:table-row table:style-name="Table12.2">
          <table:table-cell table:style-name="Table12.A5"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12.B5" office:value-type="string">
            <text:p text:style-name="P5"/>
          </table:table-cell>
        </table:table-row>
      </table:table>
      <text:p text:style-name="Heading_20_3"><text:bookmark text:name="_txqb4t2ur3uv"/>Signature replay (<text:a xlink:type="simple" xlink:href="https://github.com/InferenceAG/TezosSmartContractDetails/blob/master/items/TSCD-008.md" text:style-name="ListLabel_20_100" text:visited-style-name="ListLabel_20_100"><text:span text:style-name="T16">TSCD-008</text:span></text:a>)</text:p>
      <table:table table:name="Table13" table:style-name="Table13">
        <table:table-column table:style-name="Table13.A"/>
        <table:table-column table:style-name="Table13.B"/>
        <table:table-row table:style-name="Table13.1">
          <table:table-cell table:style-name="Table13.A1" office:value-type="string">
            <text:p text:style-name="P6"><text:span text:style-name="T4">Description</text:span></text:p>
          </table:table-cell>
          <table:table-cell table:style-name="Table13.A1" office:value-type="string">
            <text:p text:style-name="P6"><text:span text:style-name="T4">Result</text:span></text:p>
          </table:table-cell>
        </table:table-row>
        <table:table-row table:style-name="Table13.2">
          <table:table-cell table:style-name="Table13.A2" office:value-type="string">
            <text:p text:style-name="P1"><text:span text:style-name="T6">Cross contract</text:span></text:p>
            <text:p text:style-name="P1"><text:span text:style-name="T5">Check whether the signed data includes the contract destination.</text:span></text:p>
          </table:table-cell>
          <table:table-cell table:style-name="Table13.B2" office:value-type="string">
            <text:p text:style-name="Standard"/>
          </table:table-cell>
        </table:table-row>
        <table:table-row table:style-name="Table13.2">
          <table:table-cell table:style-name="Table13.A3" office:value-type="string">
            <text:p text:style-name="P1"><text:span text:style-name="T6">Same contract</text:span></text:p>
            <text:p text:style-name="P1"><text:span text:style-name="T5">Check whether the signed data includes a counter variable.</text:span></text:p>
          </table:table-cell>
          <table:table-cell table:style-name="Table13.B3" office:value-type="string">
            <text:p text:style-name="Standard"/>
          </table:table-cell>
        </table:table-row>
        <table:table-row table:style-name="Table13.2">
          <table:table-cell table:style-name="Table13.A4"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13.B4" office:value-type="string">
            <text:p text:style-name="P5"/>
          </table:table-cell>
        </table:table-row>
      </table:table>
      <text:p text:style-name="Heading_20_3"><text:bookmark text:name="_t7a2q1oj3ozc"/>Compiler</text:p>
      <table:table table:name="Table14" table:style-name="Table14">
        <table:table-column table:style-name="Table14.A"/>
        <table:table-column table:style-name="Table14.B"/>
        <table:table-row table:style-name="Table14.1">
          <table:table-cell table:style-name="Table14.A1" office:value-type="string">
            <text:p text:style-name="P6"><text:span text:style-name="T4">Description</text:span></text:p>
          </table:table-cell>
          <table:table-cell table:style-name="Table14.A1" office:value-type="string">
            <text:p text:style-name="P6"><text:span text:style-name="T4">Result</text:span></text:p>
          </table:table-cell>
        </table:table-row>
        <table:table-row table:style-name="Table14.2">
          <table:table-cell table:style-name="Table14.A2" office:value-type="string">
            <text:p text:style-name="P1"><text:span text:style-name="T6">Compiler version (</text:span><text:a xlink:type="simple" xlink:href="https://github.com/InferenceAG/TezosSmartContractDetails/blob/master/items/TSCD-003.md" text:style-name="ListLabel_20_101" text:visited-style-name="ListLabel_20_101"><text:span text:style-name="T17">TSCD-003</text:span></text:a><text:span text:style-name="T6">)</text:span></text:p>
            <text:p text:style-name="P1"><text:span text:style-name="T5">Check whether the used compiler is up to date and does not have any known bugs/vulnerabilities.</text:span></text:p>
          </table:table-cell>
          <table:table-cell table:style-name="Table14.B2" office:value-type="string">
            <text:p text:style-name="Standard"/>
          </table:table-cell>
        </table:table-row>
        <table:table-row table:style-name="Table14.2">
          <table:table-cell table:style-name="Table14.A3" office:value-type="string">
            <text:p text:style-name="P1"><text:span text:style-name="T6">Deprecated functions (HL languages) (</text:span><text:a xlink:type="simple" xlink:href="https://github.com/InferenceAG/TezosSmartContractDetails/blob/master/items/TSCD-005.md" text:style-name="ListLabel_20_101" text:visited-style-name="ListLabel_20_101"><text:span text:style-name="T17">TSCD-005</text:span></text:a><text:span text:style-name="T6">)</text:span></text:p>
            <text:p text:style-name="P1"><text:span text:style-name="T5">Check whether the code is using deprecated functions.</text:span></text:p>
          </table:table-cell>
          <table:table-cell table:style-name="Table14.B3" office:value-type="string">
            <text:p text:style-name="Standard"/>
          </table:table-cell>
        </table:table-row>
        <table:table-row table:style-name="Table14.2">
          <table:table-cell table:style-name="Table14.A4"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14.B4" office:value-type="string">
            <text:p text:style-name="P5"/>
          </table:table-cell>
        </table:table-row>
      </table:table>
      <text:p text:style-name="Heading_20_2"><text:bookmark text:name="_g1m7jsr3vdv1"/>Other topics &amp; test cases</text:p>
      <table:table table:name="Table15" table:style-name="Table15">
        <table:table-column table:style-name="Table15.A"/>
        <table:table-column table:style-name="Table15.B"/>
        <text:soft-page-break/>
        <table:table-row table:style-name="Table15.1">
          <table:table-cell table:style-name="Table15.A1" office:value-type="string">
            <text:p text:style-name="P6"><text:span text:style-name="T4">Description</text:span></text:p>
          </table:table-cell>
          <table:table-cell table:style-name="Table15.A1" office:value-type="string">
            <text:p text:style-name="P6"><text:span text:style-name="T4">Result</text:span></text:p>
          </table:table-cell>
        </table:table-row>
        <table:table-row table:style-name="Table15.2">
          <table:table-cell table:style-name="Table15.A2" office:value-type="string">
            <text:p text:style-name="P1"><text:span text:style-name="T6">Private, secret, or sensitive data stored on-chain (</text:span><text:a xlink:type="simple" xlink:href="https://github.com/InferenceAG/TezosSmartContractDetails/blob/master/items/TSCD-012.md" text:style-name="ListLabel_20_101" text:visited-style-name="ListLabel_20_101"><text:span text:style-name="T17">TSCD-012</text:span></text:a><text:span text:style-name="T6">)</text:span></text:p>
            <text:p text:style-name="P1"><text:span text:style-name="T5">Analyze whether the smart contract transacts and/or stores any private, secret, or sensitive data and if doing, whether this is appropriately done.</text:span></text:p>
          </table:table-cell>
          <table:table-cell table:style-name="Table15.B2" office:value-type="string">
            <text:p text:style-name="P7"/>
          </table:table-cell>
        </table:table-row>
        <table:table-row table:style-name="Table15.2">
          <table:table-cell table:style-name="Table15.A3" office:value-type="string">
            <text:p text:style-name="P1"><text:span text:style-name="T6">Using of time (</text:span><text:a xlink:type="simple" xlink:href="https://github.com/InferenceAG/TezosSmartContractDetails/blob/master/items/TSCD-024.md" text:style-name="ListLabel_20_101" text:visited-style-name="ListLabel_20_101"><text:span text:style-name="T17">TSCD-024</text:span></text:a><text:span text:style-name="T6">)</text:span></text:p>
            <text:p text:style-name="P1"><text:span text:style-name="T5">Analyze whether the smart contract is appropriately using any approximation to time. </text:span></text:p>
          </table:table-cell>
          <table:table-cell table:style-name="Table15.B3" office:value-type="string">
            <text:p text:style-name="P7"/>
          </table:table-cell>
        </table:table-row>
        <table:table-row table:style-name="Table15.2">
          <table:table-cell table:style-name="Table15.A4" office:value-type="string">
            <text:p text:style-name="P1"><text:span text:style-name="T6">Using randomness (</text:span><text:a xlink:type="simple" xlink:href="https://github.com/InferenceAG/TezosSmartContractDetails/blob/master/items/TSCD-007.md" text:style-name="ListLabel_20_101" text:visited-style-name="ListLabel_20_101"><text:span text:style-name="T17">TSCD-007</text:span></text:a><text:span text:style-name="T6">)</text:span></text:p>
            <text:p text:style-name="P1"><text:span text:style-name="T5">Analyze whether the smart contract is appropriately sourcing/deriving random values.</text:span></text:p>
          </table:table-cell>
          <table:table-cell table:style-name="Table15.B4" office:value-type="string">
            <text:p text:style-name="P7"/>
          </table:table-cell>
        </table:table-row>
        <table:table-row table:style-name="Table15.2">
          <table:table-cell table:style-name="Table15.A5" office:value-type="string">
            <text:p text:style-name="P1"><text:span text:style-name="T6">Signature malleability</text:span></text:p>
            <text:p text:style-name="P1"><text:span text:style-name="T5">Analyze whether the smart contract is checking signatures and analyze whether the check is vulnerable to signature malleability.</text:span></text:p>
            <text:p text:style-name="P11"/>
            <text:p text:style-name="P1"><text:span text:style-name="T6">Additional information:</text:span></text:p>
            <text:p text:style-name="P1"><text:span text:style-name="T5">Signature malleability may be possible where parameters for signature creation are unsafely combined and can be influenced by third parties. Simple example: sign(hash(concat(“ABC”, “DEF”))) = sign(hash(concat(“AB”, “CDEF”))).</text:span></text:p>
          </table:table-cell>
          <table:table-cell table:style-name="Table15.B5" office:value-type="string">
            <text:p text:style-name="Standard"/>
          </table:table-cell>
        </table:table-row>
        <table:table-row table:style-name="Table15.2">
          <table:table-cell table:style-name="Table15.A6" office:value-type="string">
            <text:p text:style-name="P1"><text:span text:style-name="T6">TZIP standards</text:span></text:p>
            <text:p text:style-name="P1"><text:span text:style-name="T5">Check whether the smart contract is compliant with TZIP standards claimed by the design.</text:span></text:p>
          </table:table-cell>
          <table:table-cell table:style-name="Table15.B6" office:value-type="string">
            <text:p text:style-name="Standard"/>
          </table:table-cell>
        </table:table-row>
        <table:table-row table:style-name="Table15.2">
          <table:table-cell table:style-name="Table15.A7" office:value-type="string">
            <text:p text:style-name="P1"><text:span text:style-name="T6">Metadata - immutability of data / Verification of data (hashs)</text:span></text:p>
            <text:p text:style-name="P1"><text:span text:style-name="T5">Check whether metadata is stored at a location where the metadata is immutable or where at least changes to the metadata can be detected.</text:span></text:p>
          </table:table-cell>
          <table:table-cell table:style-name="Table15.B7" office:value-type="string">
            <text:p text:style-name="Standard"/>
          </table:table-cell>
        </table:table-row>
        <table:table-row table:style-name="Table15.2">
          <table:table-cell table:style-name="Table15.A8" office:value-type="string">
            <text:p text:style-name="P1"><text:span text:style-name="T6">Other checks and observations</text:span></text:p>
            <text:p text:style-name="P1"><text:span text:style-name="T5">Placeholder for adding checks and observations, which are not in the default checklist.</text:span></text:p>
          </table:table-cell>
          <table:table-cell table:style-name="Table15.B8" office:value-type="string">
            <text:p text:style-name="P5"/>
          </table:table-cell>
        </table:table-row>
      </table:table>
      <text:p text:style-name="Heading_20_2"><text:bookmark text:name="_cton37hsb17"/></text:p>
      <text:p text:style-name="P43"><text:bookmark text:name="_gn8qo3tkt1bt"/>Result states</text:p>
      <table:table table:name="Table17" table:style-name="Table17">
        <table:table-column table:style-name="Table17.A"/>
        <table:table-column table:style-name="Table17.B"/>
        <table:table-row table:style-name="Table17.1">
          <table:table-cell table:style-name="Table17.A1" office:value-type="string">
            <text:p text:style-name="P6"><text:span text:style-name="T4">State</text:span></text:p>
          </table:table-cell>
          <table:table-cell table:style-name="Table17.A1" office:value-type="string">
            <text:p text:style-name="P6"><text:span text:style-name="T4">Description</text:span></text:p>
          </table:table-cell>
        </table:table-row>
        <table:table-row table:style-name="Table17.2">
          <table:table-cell table:style-name="Table17.A2" office:value-type="string">
            <text:p text:style-name="P1"><text:span text:style-name="T10">n/a</text:span></text:p>
          </table:table-cell>
          <table:table-cell table:style-name="Table17.B2" office:value-type="string">
            <text:p text:style-name="Standard"><text:span text:style-name="T5">Not applicable.</text:span></text:p>
          </table:table-cell>
        </table:table-row>
        <table:table-row table:style-name="Table17.3">
          <table:table-cell table:style-name="Table17.A3" office:value-type="string">
            <text:p text:style-name="P1"><text:span text:style-name="T30">Ok</text:span></text:p>
          </table:table-cell>
          <table:table-cell table:style-name="Table17.B3" office:value-type="string">
            <text:p text:style-name="Standard"><text:span text:style-name="T5">Result of check, which is as expected.</text:span></text:p>
          </table:table-cell>
        </table:table-row>
        <table:table-row table:style-name="Table17.4">
          <table:table-cell table:style-name="Table17.A4" office:value-type="string">
            <text:p text:style-name="P1"><text:span text:style-name="T24">Not ok</text:span></text:p>
          </table:table-cell>
          <table:table-cell table:style-name="Table17.B4" office:value-type="string">
            <text:p text:style-name="Standard"><text:span text:style-name="T5">Result of check, which is not as expected. Any check flagged as “not ok” will be listed in the report either as an issue or a suggestion.</text:span></text:p>
          </table:table-cell>
        </table:table-row>
        <table:table-row table:style-name="Table17.5">
          <table:table-cell table:style-name="Table17.A5" office:value-type="string">
            <text:p text:style-name="P1"><text:span text:style-name="T10">Note</text:span></text:p>
          </table:table-cell>
          <table:table-cell table:style-name="Table17.B5" office:value-type="string">
            <text:p text:style-name="Standard"><text:span text:style-name="T5">Note to be considered by the reader.</text:span></text:p>
          </table:table-cell>
        </table:table-row>
        <table:table-row table:style-name="Table17.6">
          <table:table-cell table:style-name="Table17.A6" office:value-type="string">
            <text:p text:style-name="P1"><text:span text:style-name="T10">Note (not reported)</text:span></text:p>
          </table:table-cell>
          <table:table-cell table:style-name="Table17.B6" office:value-type="string">
            <text:p text:style-name="Standard"><text:span text:style-name="T5">Note to be considered by the reader of the checklist. This note has not been addressed in the security assessment report.</text:span></text:p>
          </table:table-cell>
        </table:table-row>
        <table:table-row table:style-name="Table17.7">
          <table:table-cell table:style-name="Table17.A7" office:value-type="string">
            <text:p text:style-name="P1"><text:span text:style-name="T10">Not assessed</text:span></text:p>
          </table:table-cell>
          <table:table-cell table:style-name="Table17.B7" office:value-type="string">
            <text:p text:style-name="Standard"><text:span text:style-name="T5">Check has not been assessed.</text:span></text:p>
          </table:table-cell>
        </table:table-row>
        <table:table-row table:style-name="Table17.8">
          <table:table-cell table:style-name="Table17.A8" office:value-type="string">
            <text:p text:style-name="P1"><text:span text:style-name="T31">TODO</text:span></text:p>
          </table:table-cell>
          <table:table-cell table:style-name="Table17.B8" office:value-type="string">
            <text:p text:style-name="Standard"><text:span text:style-name="T5">Check not yet done or complet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IBM Plex Sans" fo:font-family="'IBM Plex Sans'" style:font-family-generic="roman" style:font-pitch="variable" fo:font-size="23pt" style:font-name-asian="IBM Plex Sans1" style:font-family-asian="'IBM Plex Sans'" style:font-family-generic-asian="system" style:font-pitch-asian="variable" style:font-size-asian="23pt" style:font-name-complex="IBM Plex Sans1" style:font-family-complex="'IBM Plex Sans'" style:font-family-generic-complex="system" style:font-pitch-complex="variable" style:font-size-complex="23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ListLabel_20_101" style:display-name="ListLabel 101" style:family="text">
      <style:text-properties fo:color="#1155cc" fo:font-size="9pt" style:text-underline-style="solid" style:text-underline-width="auto" style:text-underline-color="font-color" style:font-size-asian="9pt" style:font-size-complex="9pt"/>
    </style:style>
    <style:style style:name="ListLabel_20_102" style:display-name="ListLabel 102"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03" style:display-name="ListLabel 103" style:family="text">
      <style:text-properties fo:color="#1155cc" style:font-name="Times New Roman" fo:font-family="'Times New Roman'"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6" style:family="table">
      <style:table-properties style:width="6.2708in" fo:margin-left="-0.0313in" fo:margin-top="0in" fo:margin-bottom="0in" table:align="left"/>
    </style:style>
    <style:style style:name="Table16.A" style:family="table-column">
      <style:table-column-properties style:column-width="3.5514in"/>
    </style:style>
    <style:style style:name="Table16.B" style:family="table-column">
      <style:table-column-properties style:column-width="2.7188in"/>
    </style:style>
    <style:style style:name="Table16.1" style:family="table-row">
      <style:table-row-properties style:min-row-height="0.1771in" fo:keep-together="auto"/>
    </style:style>
    <style:style style:name="Table16.A1" style:family="table-cell">
      <style:table-cell-properties style:vertical-align="" fo:padding="0in" fo:border="none"/>
    </style:style>
    <style:style style:name="MP1" style:family="paragraph" style:parent-style-name="Standard">
      <style:paragraph-properties fo:text-align="center" style:justify-single-word="false"/>
    </style:style>
    <style:style style:name="MP2" style:family="paragraph">
      <loext:graphic-properties draw:fill="solid" draw:fill-color="#a0a0a0"/>
      <style:paragraph-properties fo:text-align="center"/>
    </style:style>
    <style:style style:name="MP3" style:family="paragraph" style:parent-style-name="Standard">
      <style:paragraph-properties fo:line-height="100%" fo:orphans="0" fo:widows="0"/>
    </style:style>
    <style:style style:name="MP4" style:family="paragraph" style:parent-style-name="Standard">
      <style:paragraph-properties fo:line-height="100%" fo:text-align="end" style:justify-single-word="false" fo:orphans="0" fo:widows="0"/>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draw:rect text:anchor-type="as-char" style:rel-width="100%" draw:z-index="15" draw:style-name="Mgr1" draw:text-style-name="MP2" svg:width="0.0012in" svg:height="0.0213in"><text:p/></draw:rect></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MP3">Tezos smart contract security assessment checklist</text:p>
              <text:p text:style-name="MP3">Version 1.0</text:p>
            </table:table-cell>
            <table:table-cell table:style-name="Table16.A1" office:value-type="string">
              <text:p text:style-name="MP4"><text:page-number text:select-page="current">0</text:page-number></text:p>
            </table:table-cell>
          </table:table-row>
        </table:table>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0" meta:object-count="0" meta:page-count="16" meta:paragraph-count="384" meta:word-count="3730" meta:character-count="25050" meta:non-whitespace-character-count="21719"/>
    <meta:generator>LibreOfficeDev/6.0.5.2$Linux_X86_64 LibreOffice_project/</meta:generator>
  </office:meta>
</office:document-meta>
</file>